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1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0">
      <style:table-cell-properties style:vertical-align="automatic" fo:background-color="transparent"/>
    </style:style>
    <style:style style:name="ce19" style:family="table-cell" style:parent-style-name="Hiperv_237_nculo_32_3" style:data-style-name="N0"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6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2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4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5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8" style:family="table-cell" style:parent-style-name="Porcentaje" style:data-style-name="N36"/>
    <style:style style:name="ce49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1" table:default-cell-style-name="ce10"/>
        <table:table-column table:style-name="co4" table:number-columns-repeated="16362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9306270" table:style-name="ce6">
            <text:p>9.306.270</text:p>
          </table:table-cell>
          <table:table-cell office:value-type="float" office:value="2019600" table:style-name="ce6">
            <text:p>2.019.600</text:p>
          </table:table-cell>
          <table:table-cell office:value-type="float" office:value="1805800" table:style-name="ce6">
            <text:p>1.805.800</text:p>
          </table:table-cell>
          <table:table-cell office:value-type="float" office:value="525450" table:style-name="ce6">
            <text:p>525.450</text:p>
          </table:table-cell>
          <table:table-cell office:value-type="float" office:value="13657120" table:style-name="ce7">
            <text:p>13.657.120</text:p>
          </table:table-cell>
          <table:table-cell office:value-type="float" office:value="12393078" table:style-name="ce7">
            <text:p>12.393.078</text:p>
          </table:table-cell>
          <table:table-cell office:value-type="percentage" office:value="0.90744446852630711" table:style-name="ce8">
            <text:p>90,7%</text:p>
          </table:table-cell>
          <table:table-cell office:value-type="float" office:value="6688316" table:style-name="ce6">
            <text:p>6.688.316</text:p>
          </table:table-cell>
          <table:table-cell office:value-type="float" office:value="6379575" table:style-name="ce6">
            <text:p>6.379.575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508445" table:style-name="ce6">
            <text:p>1.508.445</text:p>
          </table:table-cell>
          <table:table-cell office:value-type="float" office:value="275200" table:style-name="ce6">
            <text:p>275.200</text:p>
          </table:table-cell>
          <table:table-cell office:value-type="float" office:value="265100" table:style-name="ce6">
            <text:p>265.100</text:p>
          </table:table-cell>
          <table:table-cell office:value-type="float" office:value="64700" table:style-name="ce6">
            <text:p>64.700</text:p>
          </table:table-cell>
          <table:table-cell office:value-type="float" office:value="2113445" table:style-name="ce7">
            <text:p>2.113.445</text:p>
          </table:table-cell>
          <table:table-cell office:value-type="float" office:value="1929403" table:style-name="ce7">
            <text:p>1.929.403</text:p>
          </table:table-cell>
          <table:table-cell office:value-type="percentage" office:value="0.9129184814367064" table:style-name="ce8">
            <text:p>91,3%</text:p>
          </table:table-cell>
          <table:table-cell office:value-type="float" office:value="1048230" table:style-name="ce6">
            <text:p>1.048.230</text:p>
          </table:table-cell>
          <table:table-cell office:value-type="float" office:value="1002420" table:style-name="ce6">
            <text:p>1.002.420</text:p>
          </table:table-cell>
          <table:table-cell office:value-type="date" office:date-value="2021-09-10T00:00:00" table:style-name="ce9">
            <text:p>10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00155" table:style-name="ce6">
            <text:p>1.200.155</text:p>
          </table:table-cell>
          <table:table-cell office:value-type="float" office:value="162000" table:style-name="ce6">
            <text:p>162.000</text:p>
          </table:table-cell>
          <table:table-cell office:value-type="float" office:value="235900" table:style-name="ce6">
            <text:p>235.900</text:p>
          </table:table-cell>
          <table:table-cell office:value-type="float" office:value="49700" table:style-name="ce6">
            <text:p>49.700</text:p>
          </table:table-cell>
          <table:table-cell office:value-type="float" office:value="1647755" table:style-name="ce7">
            <text:p>1.647.755</text:p>
          </table:table-cell>
          <table:table-cell office:value-type="float" office:value="1632477" table:style-name="ce7">
            <text:p>1.632.477</text:p>
          </table:table-cell>
          <table:table-cell office:value-type="percentage" office:value="0.99072799050829763" table:style-name="ce8">
            <text:p>99,1%</text:p>
          </table:table-cell>
          <table:table-cell office:value-type="float" office:value="866655" table:style-name="ce6">
            <text:p>866.655</text:p>
          </table:table-cell>
          <table:table-cell office:value-type="float" office:value="838075" table:style-name="ce6">
            <text:p>838.075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272150" table:style-name="ce6">
            <text:p>1.272.150</text:p>
          </table:table-cell>
          <table:table-cell office:value-type="float" office:value="305100" table:style-name="ce6">
            <text:p>305.100</text:p>
          </table:table-cell>
          <table:table-cell office:value-type="float" office:value="256400" table:style-name="ce6">
            <text:p>256.400</text:p>
          </table:table-cell>
          <table:table-cell office:value-type="float" office:value="62400" table:style-name="ce6">
            <text:p>62.400</text:p>
          </table:table-cell>
          <table:table-cell office:value-type="float" office:value="1896050" table:style-name="ce7">
            <text:p>1.896.050</text:p>
          </table:table-cell>
          <table:table-cell office:value-type="float" office:value="1548892" table:style-name="ce7">
            <text:p>1.548.892</text:p>
          </table:table-cell>
          <table:table-cell office:value-type="percentage" office:value="0.81690461749426435" table:style-name="ce8">
            <text:p>81,7%</text:p>
          </table:table-cell>
          <table:table-cell office:value-type="float" office:value="834604" table:style-name="ce6">
            <text:p>834.604</text:p>
          </table:table-cell>
          <table:table-cell office:value-type="float" office:value="802954" table:style-name="ce6">
            <text:p>802.954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24760" table:style-name="ce6">
            <text:p>2.324.760</text:p>
          </table:table-cell>
          <table:table-cell office:value-type="float" office:value="574700" table:style-name="ce6">
            <text:p>574.700</text:p>
          </table:table-cell>
          <table:table-cell office:value-type="float" office:value="503700" table:style-name="ce6">
            <text:p>503.700</text:p>
          </table:table-cell>
          <table:table-cell office:value-type="float" office:value="133650" table:style-name="ce6">
            <text:p>133.650</text:p>
          </table:table-cell>
          <table:table-cell office:value-type="float" office:value="3536810" table:style-name="ce7">
            <text:p>3.536.810</text:p>
          </table:table-cell>
          <table:table-cell office:value-type="float" office:value="3062180" table:style-name="ce7">
            <text:p>3.062.180</text:p>
          </table:table-cell>
          <table:table-cell office:value-type="percentage" office:value="0.86580279969803298" table:style-name="ce8">
            <text:p>86,6%</text:p>
          </table:table-cell>
          <table:table-cell office:value-type="float" office:value="1647019" table:style-name="ce6">
            <text:p>1.647.019</text:p>
          </table:table-cell>
          <table:table-cell office:value-type="float" office:value="1578286" table:style-name="ce6">
            <text:p>1.578.286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666465" table:style-name="ce6">
            <text:p>666.465</text:p>
          </table:table-cell>
          <table:table-cell office:value-type="float" office:value="114900" table:style-name="ce6">
            <text:p>114.900</text:p>
          </table:table-cell>
          <table:table-cell office:value-type="float" office:value="125200" table:style-name="ce6">
            <text:p>125.200</text:p>
          </table:table-cell>
          <table:table-cell office:value-type="float" office:value="24950" table:style-name="ce6">
            <text:p>24.950</text:p>
          </table:table-cell>
          <table:table-cell office:value-type="float" office:value="931515" table:style-name="ce7">
            <text:p>931.515</text:p>
          </table:table-cell>
          <table:table-cell office:value-type="float" office:value="862910" table:style-name="ce7">
            <text:p>862.910</text:p>
          </table:table-cell>
          <table:table-cell office:value-type="percentage" office:value="0.92635115913323995" table:style-name="ce8">
            <text:p>92,6%</text:p>
          </table:table-cell>
          <table:table-cell office:value-type="float" office:value="471288" table:style-name="ce6">
            <text:p>471.288</text:p>
          </table:table-cell>
          <table:table-cell office:value-type="float" office:value="431948" table:style-name="ce6">
            <text:p>431.948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817075" table:style-name="ce6">
            <text:p>2.817.075</text:p>
          </table:table-cell>
          <table:table-cell office:value-type="float" office:value="412400" table:style-name="ce6">
            <text:p>412.400</text:p>
          </table:table-cell>
          <table:table-cell office:value-type="float" office:value="481200" table:style-name="ce6">
            <text:p>481.200</text:p>
          </table:table-cell>
          <table:table-cell office:value-type="float" office:value="112850" table:style-name="ce6">
            <text:p>112.850</text:p>
          </table:table-cell>
          <table:table-cell office:value-type="float" office:value="3823525" table:style-name="ce7">
            <text:p>3.823.525</text:p>
          </table:table-cell>
          <table:table-cell office:value-type="float" office:value="3628666" table:style-name="ce7">
            <text:p>3.628.666</text:p>
          </table:table-cell>
          <table:table-cell office:value-type="percentage" office:value="0.94903681811940555" table:style-name="ce8">
            <text:p>94,9%</text:p>
          </table:table-cell>
          <table:table-cell office:value-type="float" office:value="1962093" table:style-name="ce6">
            <text:p>1.962.093</text:p>
          </table:table-cell>
          <table:table-cell office:value-type="float" office:value="1866607" table:style-name="ce6">
            <text:p>1.866.607</text:p>
          </table:table-cell>
          <table:table-cell office:value-type="date" office:date-value="2021-09-11T00:00:00" table:style-name="ce9">
            <text:p>11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280195" table:style-name="ce6">
            <text:p>2.280.195</text:p>
          </table:table-cell>
          <table:table-cell office:value-type="float" office:value="446800" table:style-name="ce6">
            <text:p>446.800</text:p>
          </table:table-cell>
          <table:table-cell office:value-type="float" office:value="411700" table:style-name="ce6">
            <text:p>411.700</text:p>
          </table:table-cell>
          <table:table-cell office:value-type="float" office:value="101375" table:style-name="ce6">
            <text:p>101.375</text:p>
          </table:table-cell>
          <table:table-cell office:value-type="float" office:value="3240070" table:style-name="ce7">
            <text:p>3.240.070</text:p>
          </table:table-cell>
          <table:table-cell office:value-type="float" office:value="2920640" table:style-name="ce7">
            <text:p>2.920.640</text:p>
          </table:table-cell>
          <table:table-cell office:value-type="percentage" office:value="0.90141262380133758" table:style-name="ce8">
            <text:p>90,1%</text:p>
          </table:table-cell>
          <table:table-cell office:value-type="float" office:value="1590562" table:style-name="ce6">
            <text:p>1.590.562</text:p>
          </table:table-cell>
          <table:table-cell office:value-type="float" office:value="1491459" table:style-name="ce6">
            <text:p>1.491.459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368460" table:style-name="ce6">
            <text:p>8.368.460</text:p>
          </table:table-cell>
          <table:table-cell office:value-type="float" office:value="1604900" table:style-name="ce6">
            <text:p>1.604.900</text:p>
          </table:table-cell>
          <table:table-cell office:value-type="float" office:value="1514300" table:style-name="ce6">
            <text:p>1.514.300</text:p>
          </table:table-cell>
          <table:table-cell office:value-type="float" office:value="375750" table:style-name="ce6">
            <text:p>375.750</text:p>
          </table:table-cell>
          <table:table-cell office:value-type="float" office:value="11863410" table:style-name="ce7">
            <text:p>11.863.410</text:p>
          </table:table-cell>
          <table:table-cell office:value-type="float" office:value="10689932" table:style-name="ce7">
            <text:p>10.689.932</text:p>
          </table:table-cell>
          <table:table-cell office:value-type="percentage" office:value="0.90108425823603833" table:style-name="ce8">
            <text:p>90,1%</text:p>
          </table:table-cell>
          <table:table-cell office:value-type="float" office:value="5795324" table:style-name="ce6">
            <text:p>5.795.324</text:p>
          </table:table-cell>
          <table:table-cell office:value-type="float" office:value="5534652" table:style-name="ce6">
            <text:p>5.534.652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719150" table:style-name="ce6">
            <text:p>5.719.150</text:p>
          </table:table-cell>
          <table:table-cell office:value-type="float" office:value="1213700" table:style-name="ce6">
            <text:p>1.213.700</text:p>
          </table:table-cell>
          <table:table-cell office:value-type="float" office:value="863900" table:style-name="ce6">
            <text:p>863.900</text:p>
          </table:table-cell>
          <table:table-cell office:value-type="float" office:value="307250" table:style-name="ce6">
            <text:p>307.250</text:p>
          </table:table-cell>
          <table:table-cell office:value-type="float" office:value="8104000" table:style-name="ce7">
            <text:p>8.104.000</text:p>
          </table:table-cell>
          <table:table-cell office:value-type="float" office:value="7364990" table:style-name="ce7">
            <text:p>7.364.990</text:p>
          </table:table-cell>
          <table:table-cell office:value-type="percentage" office:value="0.90880923000987168" table:style-name="ce8">
            <text:p>90,9%</text:p>
          </table:table-cell>
          <table:table-cell office:value-type="float" office:value="4012918" table:style-name="ce6">
            <text:p>4.012.918</text:p>
          </table:table-cell>
          <table:table-cell office:value-type="float" office:value="3797871" table:style-name="ce6">
            <text:p>3.797.871</text:p>
          </table:table-cell>
          <table:table-cell office:value-type="date" office:date-value="2021-09-11T00:00:00" table:style-name="ce9">
            <text:p>11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10445" table:style-name="ce6">
            <text:p>1.210.445</text:p>
          </table:table-cell>
          <table:table-cell office:value-type="float" office:value="218200" table:style-name="ce6">
            <text:p>218.200</text:p>
          </table:table-cell>
          <table:table-cell office:value-type="float" office:value="186000" table:style-name="ce6">
            <text:p>186.000</text:p>
          </table:table-cell>
          <table:table-cell office:value-type="float" office:value="51750" table:style-name="ce6">
            <text:p>51.750</text:p>
          </table:table-cell>
          <table:table-cell office:value-type="float" office:value="1666395" table:style-name="ce7">
            <text:p>1.666.395</text:p>
          </table:table-cell>
          <table:table-cell office:value-type="float" office:value="1647710" table:style-name="ce7">
            <text:p>1.647.710</text:p>
          </table:table-cell>
          <table:table-cell office:value-type="percentage" office:value="0.98878717230908642" table:style-name="ce8">
            <text:p>98,9%</text:p>
          </table:table-cell>
          <table:table-cell office:value-type="float" office:value="886315" table:style-name="ce6">
            <text:p>886.315</text:p>
          </table:table-cell>
          <table:table-cell office:value-type="float" office:value="845629" table:style-name="ce6">
            <text:p>845.629</text:p>
          </table:table-cell>
          <table:table-cell office:value-type="date" office:date-value="2021-09-11T00:00:00" table:style-name="ce9">
            <text:p>11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02379" table:style-name="ce6">
            <text:p>3.102.379</text:p>
          </table:table-cell>
          <table:table-cell office:value-type="float" office:value="507400" table:style-name="ce6">
            <text:p>507.400</text:p>
          </table:table-cell>
          <table:table-cell office:value-type="float" office:value="573400" table:style-name="ce6">
            <text:p>573.400</text:p>
          </table:table-cell>
          <table:table-cell office:value-type="float" office:value="122700" table:style-name="ce6">
            <text:p>122.700</text:p>
          </table:table-cell>
          <table:table-cell office:value-type="float" office:value="4305879" table:style-name="ce7">
            <text:p>4.305.879</text:p>
          </table:table-cell>
          <table:table-cell office:value-type="float" office:value="4227446" table:style-name="ce7">
            <text:p>4.227.446</text:p>
          </table:table-cell>
          <table:table-cell office:value-type="percentage" office:value="0.98178467160828253" table:style-name="ce8">
            <text:p>98,2%</text:p>
          </table:table-cell>
          <table:table-cell office:value-type="float" office:value="2285548" table:style-name="ce6">
            <text:p>2.285.548</text:p>
          </table:table-cell>
          <table:table-cell office:value-type="float" office:value="2146897" table:style-name="ce6">
            <text:p>2.146.897</text:p>
          </table:table-cell>
          <table:table-cell office:value-type="date" office:date-value="2021-09-11T00:00:00" table:style-name="ce9">
            <text:p>11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69785" table:style-name="ce6">
            <text:p>369.785</text:p>
          </table:table-cell>
          <table:table-cell office:value-type="float" office:value="67600" table:style-name="ce6">
            <text:p>67.600</text:p>
          </table:table-cell>
          <table:table-cell office:value-type="float" office:value="53300" table:style-name="ce6">
            <text:p>53.300</text:p>
          </table:table-cell>
          <table:table-cell office:value-type="float" office:value="15200" table:style-name="ce6">
            <text:p>15.200</text:p>
          </table:table-cell>
          <table:table-cell office:value-type="float" office:value="505885" table:style-name="ce7">
            <text:p>505.885</text:p>
          </table:table-cell>
          <table:table-cell office:value-type="float" office:value="460677" table:style-name="ce7">
            <text:p>460.677</text:p>
          </table:table-cell>
          <table:table-cell office:value-type="percentage" office:value="0.9106358164404954" table:style-name="ce8">
            <text:p>91,1%</text:p>
          </table:table-cell>
          <table:table-cell office:value-type="float" office:value="253527" table:style-name="ce6">
            <text:p>253.527</text:p>
          </table:table-cell>
          <table:table-cell office:value-type="float" office:value="240369" table:style-name="ce6">
            <text:p>240.369</text:p>
          </table:table-cell>
          <table:table-cell office:value-type="date" office:date-value="2021-09-10T00:00:00" table:style-name="ce9">
            <text:p>10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602579" table:style-name="ce6">
            <text:p>7.602.579</text:p>
          </table:table-cell>
          <table:table-cell office:value-type="float" office:value="1645800" table:style-name="ce6">
            <text:p>1.645.800</text:p>
          </table:table-cell>
          <table:table-cell office:value-type="float" office:value="1220900" table:style-name="ce6">
            <text:p>1.220.900</text:p>
          </table:table-cell>
          <table:table-cell office:value-type="float" office:value="381450" table:style-name="ce6">
            <text:p>381.450</text:p>
          </table:table-cell>
          <table:table-cell office:value-type="float" office:value="10850729" table:style-name="ce7">
            <text:p>10.850.729</text:p>
          </table:table-cell>
          <table:table-cell office:value-type="float" office:value="9391925" table:style-name="ce7">
            <text:p>9.391.925</text:p>
          </table:table-cell>
          <table:table-cell office:value-type="percentage" office:value="0.86555705151239148" table:style-name="ce8">
            <text:p>86,6%</text:p>
          </table:table-cell>
          <table:table-cell office:value-type="float" office:value="5207715" table:style-name="ce6">
            <text:p>5.207.715</text:p>
          </table:table-cell>
          <table:table-cell office:value-type="float" office:value="4861831" table:style-name="ce6">
            <text:p>4.861.831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87865" table:style-name="ce6">
            <text:p>1.687.865</text:p>
          </table:table-cell>
          <table:table-cell office:value-type="float" office:value="398000" table:style-name="ce6">
            <text:p>398.000</text:p>
          </table:table-cell>
          <table:table-cell office:value-type="float" office:value="253100" table:style-name="ce6">
            <text:p>253.100</text:p>
          </table:table-cell>
          <table:table-cell office:value-type="float" office:value="68300" table:style-name="ce6">
            <text:p>68.300</text:p>
          </table:table-cell>
          <table:table-cell office:value-type="float" office:value="2407265" table:style-name="ce7">
            <text:p>2.407.265</text:p>
          </table:table-cell>
          <table:table-cell office:value-type="float" office:value="2153224" table:style-name="ce7">
            <text:p>2.153.224</text:p>
          </table:table-cell>
          <table:table-cell office:value-type="percentage" office:value="0.89446903436057101" table:style-name="ce8">
            <text:p>89,4%</text:p>
          </table:table-cell>
          <table:table-cell office:value-type="float" office:value="1164876" table:style-name="ce6">
            <text:p>1.164.876</text:p>
          </table:table-cell>
          <table:table-cell office:value-type="float" office:value="1108795" table:style-name="ce6">
            <text:p>1.108.795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34325" table:style-name="ce6">
            <text:p>734.325</text:p>
          </table:table-cell>
          <table:table-cell office:value-type="float" office:value="151500" table:style-name="ce6">
            <text:p>151.500</text:p>
          </table:table-cell>
          <table:table-cell office:value-type="float" office:value="136600" table:style-name="ce6">
            <text:p>136.600</text:p>
          </table:table-cell>
          <table:table-cell office:value-type="float" office:value="32750" table:style-name="ce6">
            <text:p>32.750</text:p>
          </table:table-cell>
          <table:table-cell office:value-type="float" office:value="1055175" table:style-name="ce7">
            <text:p>1.055.175</text:p>
          </table:table-cell>
          <table:table-cell office:value-type="float" office:value="952170" table:style-name="ce7">
            <text:p>952.170</text:p>
          </table:table-cell>
          <table:table-cell office:value-type="percentage" office:value="0.90238112161489803" table:style-name="ce8">
            <text:p>90,2%</text:p>
          </table:table-cell>
          <table:table-cell office:value-type="float" office:value="516207" table:style-name="ce6">
            <text:p>516.207</text:p>
          </table:table-cell>
          <table:table-cell office:value-type="float" office:value="498706" table:style-name="ce6">
            <text:p>498.706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484900" table:style-name="ce6">
            <text:p>2.484.900</text:p>
          </table:table-cell>
          <table:table-cell office:value-type="float" office:value="526100" table:style-name="ce6">
            <text:p>526.100</text:p>
          </table:table-cell>
          <table:table-cell office:value-type="float" office:value="444200" table:style-name="ce6">
            <text:p>444.200</text:p>
          </table:table-cell>
          <table:table-cell office:value-type="float" office:value="110850" table:style-name="ce6">
            <text:p>110.850</text:p>
          </table:table-cell>
          <table:table-cell office:value-type="float" office:value="3566050" table:style-name="ce7">
            <text:p>3.566.050</text:p>
          </table:table-cell>
          <table:table-cell office:value-type="float" office:value="3239430" table:style-name="ce7">
            <text:p>3.239.430</text:p>
          </table:table-cell>
          <table:table-cell office:value-type="percentage" office:value="0.90840846314549717" table:style-name="ce8">
            <text:p>90,8%</text:p>
          </table:table-cell>
          <table:table-cell office:value-type="float" office:value="1775557" table:style-name="ce6">
            <text:p>1.775.557</text:p>
          </table:table-cell>
          <table:table-cell office:value-type="float" office:value="1678662" table:style-name="ce6">
            <text:p>1.678.662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95580" table:style-name="ce6">
            <text:p>95.580</text:p>
          </table:table-cell>
          <table:table-cell office:value-type="float" office:value="22400" table:style-name="ce6">
            <text:p>22.400</text:p>
          </table:table-cell>
          <table:table-cell office:value-type="float" office:value="18100" table:style-name="ce6">
            <text:p>18.100</text:p>
          </table:table-cell>
          <table:table-cell office:value-type="float" office:value="4150" table:style-name="ce6">
            <text:p>4.150</text:p>
          </table:table-cell>
          <table:table-cell office:value-type="float" office:value="140230" table:style-name="ce7">
            <text:p>140.230</text:p>
          </table:table-cell>
          <table:table-cell office:value-type="float" office:value="107049" table:style-name="ce7">
            <text:p>107.049</text:p>
          </table:table-cell>
          <table:table-cell office:value-type="percentage" office:value="0.76338158739214146" table:style-name="ce8">
            <text:p>76,3%</text:p>
          </table:table-cell>
          <table:table-cell office:value-type="float" office:value="59086" table:style-name="ce6">
            <text:p>59.086</text:p>
          </table:table-cell>
          <table:table-cell office:value-type="float" office:value="54953" table:style-name="ce6">
            <text:p>54.953</text:p>
          </table:table-cell>
          <table:table-cell office:value-type="date" office:date-value="2021-09-10T00:00:00" table:style-name="ce9">
            <text:p>10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96750" table:style-name="ce6">
            <text:p>96.750</text:p>
          </table:table-cell>
          <table:table-cell office:value-type="float" office:value="23500" table:style-name="ce6">
            <text:p>23.500</text:p>
          </table:table-cell>
          <table:table-cell office:value-type="float" office:value="15100" table:style-name="ce6">
            <text:p>15.100</text:p>
          </table:table-cell>
          <table:table-cell office:value-type="float" office:value="5750" table:style-name="ce6">
            <text:p>5.750</text:p>
          </table:table-cell>
          <table:table-cell office:value-type="float" office:value="141100" table:style-name="ce7">
            <text:p>141.100</text:p>
          </table:table-cell>
          <table:table-cell office:value-type="float" office:value="97879" table:style-name="ce7">
            <text:p>97.879</text:p>
          </table:table-cell>
          <table:table-cell office:value-type="percentage" office:value="0.69368532955350815" table:style-name="ce8">
            <text:p>69,4%</text:p>
          </table:table-cell>
          <table:table-cell office:value-type="float" office:value="55158" table:style-name="ce6">
            <text:p>55.158</text:p>
          </table:table-cell>
          <table:table-cell office:value-type="float" office:value="51806" table:style-name="ce6">
            <text:p>51.806</text:p>
          </table:table-cell>
          <table:table-cell office:value-type="date" office:date-value="2021-09-10T00:00:00" table:style-name="ce9">
            <text:p>10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48138" table:style-name="ce6">
            <text:p>48.138</text:p>
          </table:table-cell>
          <table:table-cell office:value-type="float" office:value="58300" table:style-name="ce6">
            <text:p>58.300</text:p>
          </table:table-cell>
          <table:table-cell office:value-type="float" office:value="103800" table:style-name="ce6">
            <text:p>103.800</text:p>
          </table:table-cell>
          <table:table-cell office:value-type="float" office:value="2000" table:style-name="ce6">
            <text:p>2.000</text:p>
          </table:table-cell>
          <table:table-cell office:value-type="float" office:value="212238" table:style-name="ce7">
            <text:p>212.238</text:p>
          </table:table-cell>
          <table:table-cell office:value-type="float" office:value="170797" table:style-name="ce7">
            <text:p>170.797</text:p>
          </table:table-cell>
          <table:table-cell office:value-type="percentage" office:value="0.80474278875601923" table:style-name="ce8">
            <text:p>80,5%</text:p>
          </table:table-cell>
          <table:table-cell office:value-type="float" office:value="91704" table:style-name="ce6">
            <text:p>91.704</text:p>
          </table:table-cell>
          <table:table-cell office:value-type="float" office:value="85349" table:style-name="ce6">
            <text:p>85.349</text:p>
          </table:table-cell>
          <table:table-cell office:value-type="date" office:date-value="2021-09-10T00:00:00" table:style-name="ce9">
            <text:p>10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float" office:value="0" table:style-name="ce6">
            <text:p>0</text:p>
          </table:table-cell>
          <table:table-cell office:value-type="float" office:value="4630" table:style-name="ce6">
            <text:p>4.630</text:p>
          </table:table-cell>
          <table:table-cell office:value-type="float" office:value="0" table:style-name="ce6">
            <text:p>0</text:p>
          </table:table-cell>
          <table:table-cell office:value-type="float" office:value="2785" table:style-name="ce6">
            <text:p>2.785</text:p>
          </table:table-cell>
          <table:table-cell office:value-type="float" office:value="7415" table:style-name="ce7">
            <text:p>7.415</text:p>
          </table:table-cell>
          <table:table-cell office:value-type="float" office:value="5208" table:style-name="ce7">
            <text:p>5.208</text:p>
          </table:table-cell>
          <table:table-cell office:value-type="percentage" office:value="0.70236008091706004" table:style-name="ce8">
            <text:p>70,2%</text:p>
          </table:table-cell>
          <table:table-cell office:value-type="float" office:value="3805" table:style-name="ce6">
            <text:p>3.805</text:p>
          </table:table-cell>
          <table:table-cell office:value-type="float" office:value="3540" table:style-name="ce6">
            <text:p>3.540</text:p>
          </table:table-cell>
          <table:table-cell office:value-type="date" office:date-value="2021-09-10T00:00:00" table:style-name="ce9">
            <text:p>10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11">
            <text:p>Totales</text:p>
          </table:table-cell>
          <table:table-cell office:value-type="float" office:value="52895871" table:style-name="ce12">
            <text:p>52.895.871</text:p>
          </table:table-cell>
          <table:table-cell office:value-type="float" office:value="10752730" table:style-name="ce13">
            <text:p>10.752.730</text:p>
          </table:table-cell>
          <table:table-cell office:value-type="float" office:value="9467700" table:style-name="ce14">
            <text:p>9.467.700</text:p>
          </table:table-cell>
          <table:table-cell office:value-type="float" office:value="2555760" table:style-name="ce15">
            <text:p>2.555.760</text:p>
          </table:table-cell>
          <table:table-cell office:value-type="float" office:value="75672061" table:style-name="ce16">
            <text:p>75.672.061</text:p>
          </table:table-cell>
          <table:table-cell office:value-type="float" office:value="68486683" table:style-name="ce16">
            <text:p>68.486.683</text:p>
          </table:table-cell>
          <table:table-cell office:value-type="percentage" office:value="0.9050458266228536" table:style-name="ce17">
            <text:p>90,5%</text:p>
          </table:table-cell>
          <table:table-cell office:value-type="float" office:value="37216507" table:style-name="ce16">
            <text:p>37.216.507</text:p>
          </table:table-cell>
          <table:table-cell office:value-type="float" office:value="35300384" table:style-name="ce16">
            <text:p>35.300.384</text:p>
          </table:table-cell>
          <table:table-cell table:style-name="ce16"/>
          <table:table-cell table:number-columns-repeated="11" table:style-name="ce4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0"/>
          <table:covered-table-cell table:number-columns-repeated="9"/>
          <table:table-cell table:number-columns-repeated="16374" table:style-name="ce10"/>
        </table:table-row>
        <table:table-row table:style-name="ro5">
          <table:table-cell table:style-name="ce19"/>
          <table:table-cell table:number-columns-repeated="16383" table:style-name="ce10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18"/>
        <table:table-column table:style-name="co6" table:number-columns-repeated="5" table:default-cell-style-name="ce18"/>
        <table:table-column table:style-name="co4" table:number-columns-repeated="2" table:default-cell-style-name="ce18"/>
        <table:table-column table:style-name="co3" table:number-columns-repeated="7" table:default-cell-style-name="ce18"/>
        <table:table-column table:style-name="co4" table:number-columns-repeated="16369" table:default-cell-style-name="ce18"/>
        <table:table-row table:style-name="ro6">
          <table:table-cell table:style-name="ce21"/>
          <table:table-cell office:value-type="string" table:style-name="ce22">
            <text:p>Población a vacunar mayor de 40 años</text:p>
          </table:table-cell>
          <table:table-cell office:value-type="string" table:style-name="ce22">
            <text:p>Nº Personas con 1 dosis</text:p>
          </table:table-cell>
          <table:table-cell office:value-type="string" table:style-name="ce22">
            <text:p>% 1ª dosis</text:p>
          </table:table-cell>
          <table:table-cell office:value-type="string" table:style-name="ce22">
            <text:p>Nº Personas con pauta completa</text:p>
          </table:table-cell>
          <table:table-cell office:value-type="string" table:style-name="ce22">
            <text:p>% personas con pauta completa</text:p>
          </table:table-cell>
          <table:table-cell office:value-type="string" table:style-name="ce22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Andalucía</text:p>
          </table:table-cell>
          <table:table-cell office:value-type="float" office:value="4630179" table:style-name="ce24">
            <text:p>4.630.179</text:p>
          </table:table-cell>
          <table:table-cell office:value-type="float" office:value="4445958" table:style-name="ce24">
            <text:p>4.445.958</text:p>
          </table:table-cell>
          <table:table-cell office:value-type="percentage" office:value="0.96021298528631394" table:style-name="ce25">
            <text:p>96,0%</text:p>
          </table:table-cell>
          <table:table-cell office:value-type="float" office:value="4379149" table:style-name="ce24">
            <text:p>4.379.149</text:p>
          </table:table-cell>
          <table:table-cell office:value-type="percentage" office:value="0.94578395349294275" table:style-name="ce25">
            <text:p>94,6%</text:p>
          </table:table-cell>
          <table:table-cell office:value-type="date" office:date-value="2021-09-12T00:00:00" table:style-name="ce26">
            <text:p>12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787338" table:style-name="ce6">
            <text:p>787.338</text:p>
          </table:table-cell>
          <table:table-cell office:value-type="float" office:value="743897" table:style-name="ce6">
            <text:p>743.897</text:p>
          </table:table-cell>
          <table:table-cell office:value-type="percentage" office:value="0.94482547520886839" table:style-name="ce27">
            <text:p>94,5%</text:p>
          </table:table-cell>
          <table:table-cell office:value-type="float" office:value="732488" table:style-name="ce6">
            <text:p>732.488</text:p>
          </table:table-cell>
          <table:table-cell office:value-type="percentage" office:value="0.93033487523782665" table:style-name="ce27">
            <text:p>93,0%</text:p>
          </table:table-cell>
          <table:table-cell office:value-type="date" office:date-value="2021-09-10T00:00:00" table:style-name="ce9">
            <text:p>10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676365" table:style-name="ce6">
            <text:p>676.365</text:p>
          </table:table-cell>
          <table:table-cell office:value-type="float" office:value="653458" table:style-name="ce6">
            <text:p>653.458</text:p>
          </table:table-cell>
          <table:table-cell office:value-type="percentage" office:value="0.9661321919377851" table:style-name="ce27">
            <text:p>96,6%</text:p>
          </table:table-cell>
          <table:table-cell office:value-type="float" office:value="647447" table:style-name="ce6">
            <text:p>647.447</text:p>
          </table:table-cell>
          <table:table-cell office:value-type="percentage" office:value="0.95724497867275804" table:style-name="ce27">
            <text:p>95,7%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619258" table:style-name="ce6">
            <text:p>619.258</text:p>
          </table:table-cell>
          <table:table-cell office:value-type="float" office:value="552303" table:style-name="ce6">
            <text:p>552.303</text:p>
          </table:table-cell>
          <table:table-cell office:value-type="percentage" office:value="0.89187866769585533" table:style-name="ce27">
            <text:p>89,2%</text:p>
          </table:table-cell>
          <table:table-cell office:value-type="float" office:value="542289" table:style-name="ce6">
            <text:p>542.289</text:p>
          </table:table-cell>
          <table:table-cell office:value-type="percentage" office:value="0.8757077017979582" table:style-name="ce27">
            <text:p>87,6%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218295" table:style-name="ce6">
            <text:p>1.218.295</text:p>
          </table:table-cell>
          <table:table-cell office:value-type="float" office:value="1100448" table:style-name="ce6">
            <text:p>1.100.448</text:p>
          </table:table-cell>
          <table:table-cell office:value-type="percentage" office:value="0.90326891270176768" table:style-name="ce27">
            <text:p>90,3%</text:p>
          </table:table-cell>
          <table:table-cell office:value-type="float" office:value="1080190" table:style-name="ce6">
            <text:p>1.080.190</text:p>
          </table:table-cell>
          <table:table-cell office:value-type="percentage" office:value="0.88664075613870208" table:style-name="ce27">
            <text:p>88,7%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359186" table:style-name="ce6">
            <text:p>359.186</text:p>
          </table:table-cell>
          <table:table-cell office:value-type="float" office:value="344754" table:style-name="ce6">
            <text:p>344.754</text:p>
          </table:table-cell>
          <table:table-cell office:value-type="percentage" office:value="0.95982026025513245" table:style-name="ce27">
            <text:p>96,0%</text:p>
          </table:table-cell>
          <table:table-cell office:value-type="float" office:value="339526" table:style-name="ce6">
            <text:p>339.526</text:p>
          </table:table-cell>
          <table:table-cell office:value-type="percentage" office:value="0.94526512725997114" table:style-name="ce27">
            <text:p>94,5%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1532122" table:style-name="ce6">
            <text:p>1.532.122</text:p>
          </table:table-cell>
          <table:table-cell office:value-type="float" office:value="1463734" table:style-name="ce6">
            <text:p>1.463.734</text:p>
          </table:table-cell>
          <table:table-cell office:value-type="percentage" office:value="0.95536386789041605" table:style-name="ce27">
            <text:p>95,5%</text:p>
          </table:table-cell>
          <table:table-cell office:value-type="float" office:value="1443372" table:style-name="ce6">
            <text:p>1.443.372</text:p>
          </table:table-cell>
          <table:table-cell office:value-type="percentage" office:value="0.94207380352217385" table:style-name="ce27">
            <text:p>94,2%</text:p>
          </table:table-cell>
          <table:table-cell office:value-type="date" office:date-value="2021-09-11T00:00:00" table:style-name="ce9">
            <text:p>11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- La Mancha</text:p>
          </table:table-cell>
          <table:table-cell office:value-type="float" office:value="1150822" table:style-name="ce6">
            <text:p>1.150.822</text:p>
          </table:table-cell>
          <table:table-cell office:value-type="float" office:value="1085241" table:style-name="ce6">
            <text:p>1.085.241</text:p>
          </table:table-cell>
          <table:table-cell office:value-type="percentage" office:value="0.94301377623993976" table:style-name="ce27">
            <text:p>94,3%</text:p>
          </table:table-cell>
          <table:table-cell office:value-type="float" office:value="1052313" table:style-name="ce6">
            <text:p>1.052.313</text:p>
          </table:table-cell>
          <table:table-cell office:value-type="percentage" office:value="0.9144011845446125" table:style-name="ce27">
            <text:p>91,4%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4328607" table:style-name="ce6">
            <text:p>4.328.607</text:p>
          </table:table-cell>
          <table:table-cell office:value-type="float" office:value="3995327" table:style-name="ce6">
            <text:p>3.995.327</text:p>
          </table:table-cell>
          <table:table-cell office:value-type="percentage" office:value="0.92300525319115367" table:style-name="ce27">
            <text:p>92,3%</text:p>
          </table:table-cell>
          <table:table-cell office:value-type="float" office:value="3924332" table:style-name="ce6">
            <text:p>3.924.332</text:p>
          </table:table-cell>
          <table:table-cell office:value-type="percentage" office:value="0.90660390282601311" table:style-name="ce27">
            <text:p>90,7%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2899043" table:style-name="ce6">
            <text:p>2.899.043</text:p>
          </table:table-cell>
          <table:table-cell office:value-type="float" office:value="2757664" table:style-name="ce6">
            <text:p>2.757.664</text:p>
          </table:table-cell>
          <table:table-cell office:value-type="percentage" office:value="0.95123252742370501" table:style-name="ce27">
            <text:p>95,1%</text:p>
          </table:table-cell>
          <table:table-cell office:value-type="float" office:value="2713800" table:style-name="ce6">
            <text:p>2.713.800</text:p>
          </table:table-cell>
          <table:table-cell office:value-type="percentage" office:value="0.93610201711392349" table:style-name="ce27">
            <text:p>93,6%</text:p>
          </table:table-cell>
          <table:table-cell office:value-type="date" office:date-value="2021-09-11T00:00:00" table:style-name="ce9">
            <text:p>11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621888" table:style-name="ce6">
            <text:p>621.888</text:p>
          </table:table-cell>
          <table:table-cell office:value-type="float" office:value="612897" table:style-name="ce6">
            <text:p>612.897</text:p>
          </table:table-cell>
          <table:table-cell office:value-type="percentage" office:value="0.98554241278172272" table:style-name="ce27">
            <text:p>98,6%</text:p>
          </table:table-cell>
          <table:table-cell office:value-type="float" office:value="605231" table:style-name="ce6">
            <text:p>605.231</text:p>
          </table:table-cell>
          <table:table-cell office:value-type="percentage" office:value="0.9732154342904189" table:style-name="ce27">
            <text:p>97,3%</text:p>
          </table:table-cell>
          <table:table-cell office:value-type="date" office:date-value="2021-09-11T00:00:00" table:style-name="ce9">
            <text:p>11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1720101" table:style-name="ce6">
            <text:p>1.720.101</text:p>
          </table:table-cell>
          <table:table-cell office:value-type="float" office:value="1670675" table:style-name="ce6">
            <text:p>1.670.675</text:p>
          </table:table-cell>
          <table:table-cell office:value-type="percentage" office:value="0.9712656407966741" table:style-name="ce27">
            <text:p>97,1%</text:p>
          </table:table-cell>
          <table:table-cell office:value-type="float" office:value="1655572" table:style-name="ce6">
            <text:p>1.655.572</text:p>
          </table:table-cell>
          <table:table-cell office:value-type="percentage" office:value="0.96248534243047357" table:style-name="ce27">
            <text:p>96,2%</text:p>
          </table:table-cell>
          <table:table-cell office:value-type="date" office:date-value="2021-09-11T00:00:00" table:style-name="ce9">
            <text:p>11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188661" table:style-name="ce6">
            <text:p>188.661</text:p>
          </table:table-cell>
          <table:table-cell office:value-type="float" office:value="181900" table:style-name="ce6">
            <text:p>181.900</text:p>
          </table:table-cell>
          <table:table-cell office:value-type="percentage" office:value="0.96416323458478437" table:style-name="ce27">
            <text:p>96,4%</text:p>
          </table:table-cell>
          <table:table-cell office:value-type="float" office:value="178541" table:style-name="ce6">
            <text:p>178.541</text:p>
          </table:table-cell>
          <table:table-cell office:value-type="percentage" office:value="0.94635881289720714" table:style-name="ce27">
            <text:p>94,6%</text:p>
          </table:table-cell>
          <table:table-cell office:value-type="date" office:date-value="2021-09-10T00:00:00" table:style-name="ce9">
            <text:p>10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3732280" table:style-name="ce6">
            <text:p>3.732.280</text:p>
          </table:table-cell>
          <table:table-cell office:value-type="float" office:value="3516524" table:style-name="ce6">
            <text:p>3.516.524</text:p>
          </table:table-cell>
          <table:table-cell office:value-type="percentage" office:value="0.94219190414438359" table:style-name="ce27">
            <text:p>94,2%</text:p>
          </table:table-cell>
          <table:table-cell office:value-type="float" office:value="3441021" table:style-name="ce6">
            <text:p>3.441.021</text:p>
          </table:table-cell>
          <table:table-cell office:value-type="percentage" office:value="0.92196217861468055" table:style-name="ce27">
            <text:p>92,2%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786992" table:style-name="ce6">
            <text:p>786.992</text:p>
          </table:table-cell>
          <table:table-cell office:value-type="float" office:value="758146" table:style-name="ce6">
            <text:p>758.146</text:p>
          </table:table-cell>
          <table:table-cell office:value-type="percentage" office:value="0.9633465143228902" table:style-name="ce27">
            <text:p>96,3%</text:p>
          </table:table-cell>
          <table:table-cell office:value-type="float" office:value="739468" table:style-name="ce6">
            <text:p>739.468</text:p>
          </table:table-cell>
          <table:table-cell office:value-type="percentage" office:value="0.93961310915485796" table:style-name="ce27">
            <text:p>94,0%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375498" table:style-name="ce6">
            <text:p>375.498</text:p>
          </table:table-cell>
          <table:table-cell office:value-type="float" office:value="356151" table:style-name="ce6">
            <text:p>356.151</text:p>
          </table:table-cell>
          <table:table-cell office:value-type="percentage" office:value="0.9484764233098445" table:style-name="ce27">
            <text:p>94,8%</text:p>
          </table:table-cell>
          <table:table-cell office:value-type="float" office:value="351170" table:style-name="ce6">
            <text:p>351.170</text:p>
          </table:table-cell>
          <table:table-cell office:value-type="percentage" office:value="0.93521137263048004" table:style-name="ce27">
            <text:p>93,5%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6377" table:style-name="ce18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353260" table:style-name="ce6">
            <text:p>1.353.260</text:p>
          </table:table-cell>
          <table:table-cell office:value-type="float" office:value="1294060" table:style-name="ce6">
            <text:p>1.294.060</text:p>
          </table:table-cell>
          <table:table-cell office:value-type="percentage" office:value="0.95625378715102793" table:style-name="ce27">
            <text:p>95,6%</text:p>
          </table:table-cell>
          <table:table-cell office:value-type="float" office:value="1274390" table:style-name="ce6">
            <text:p>1.274.390</text:p>
          </table:table-cell>
          <table:table-cell office:value-type="percentage" office:value="0.94171851676691842" table:style-name="ce27">
            <text:p>94,2%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6377" table:style-name="ce18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38978" table:style-name="ce6">
            <text:p>38.978</text:p>
          </table:table-cell>
          <table:table-cell office:value-type="float" office:value="35135" table:style-name="ce6">
            <text:p>35.135</text:p>
          </table:table-cell>
          <table:table-cell office:value-type="percentage" office:value="0.90140592128893227" table:style-name="ce27">
            <text:p>90,1%</text:p>
          </table:table-cell>
          <table:table-cell office:value-type="float" office:value="34133" table:style-name="ce6">
            <text:p>34.133</text:p>
          </table:table-cell>
          <table:table-cell office:value-type="percentage" office:value="0.87569911231977016" table:style-name="ce27">
            <text:p>87,6%</text:p>
          </table:table-cell>
          <table:table-cell office:value-type="date" office:date-value="2021-09-10T00:00:00" table:style-name="ce9">
            <text:p>10/09/2021</text:p>
          </table:table-cell>
          <table:table-cell table:number-columns-repeated="16377" table:style-name="ce18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37225" table:style-name="ce6">
            <text:p>37.225</text:p>
          </table:table-cell>
          <table:table-cell office:value-type="float" office:value="31822" table:style-name="ce6">
            <text:p>31.822</text:p>
          </table:table-cell>
          <table:table-cell office:value-type="percentage" office:value="0.85485560779046343" table:style-name="ce27">
            <text:p>85,5%</text:p>
          </table:table-cell>
          <table:table-cell office:value-type="float" office:value="30999" table:style-name="ce6">
            <text:p>30.999</text:p>
          </table:table-cell>
          <table:table-cell office:value-type="percentage" office:value="0.83274680993955674" table:style-name="ce27">
            <text:p>83,3%</text:p>
          </table:table-cell>
          <table:table-cell office:value-type="date" office:date-value="2021-09-10T00:00:00" table:style-name="ce9">
            <text:p>10/09/2021</text:p>
          </table:table-cell>
          <table:table-cell table:number-columns-repeated="16377" table:style-name="ce18"/>
        </table:table-row>
        <table:table-row table:style-name="ro2">
          <table:table-cell office:value-type="string" table:style-name="ce5">
            <text:p>FF.AA.</text:p>
          </table:table-cell>
          <table:table-cell office:value-type="string" table:style-name="ce6">
            <text:p>-</text:p>
          </table:table-cell>
          <table:table-cell office:value-type="float" office:value="34730" table:style-name="ce6">
            <text:p>34.730</text:p>
          </table:table-cell>
          <table:table-cell office:value-type="string" table:style-name="ce27">
            <text:p>-</text:p>
          </table:table-cell>
          <table:table-cell office:value-type="float" office:value="32729" table:style-name="ce6">
            <text:p>32.729</text:p>
          </table:table-cell>
          <table:table-cell office:value-type="string" table:style-name="ce27">
            <text:p>-</text:p>
          </table:table-cell>
          <table:table-cell office:value-type="date" office:date-value="2021-09-10T00:00:00" table:style-name="ce9">
            <text:p>10/09/2021</text:p>
          </table:table-cell>
          <table:table-cell table:number-columns-repeated="16377" table:style-name="ce18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string" table:style-name="ce6">
            <text:p>-</text:p>
          </table:table-cell>
          <table:table-cell office:value-type="float" office:value="1648" table:style-name="ce6">
            <text:p>1.648</text:p>
          </table:table-cell>
          <table:table-cell office:value-type="string" table:style-name="ce27">
            <text:p>-</text:p>
          </table:table-cell>
          <table:table-cell office:value-type="float" office:value="1578" table:style-name="ce6">
            <text:p>1.578</text:p>
          </table:table-cell>
          <table:table-cell office:value-type="string" table:style-name="ce27">
            <text:p>-</text:p>
          </table:table-cell>
          <table:table-cell office:value-type="date" office:date-value="2021-09-10T00:00:00" table:style-name="ce9">
            <text:p>10/09/2021</text:p>
          </table:table-cell>
          <table:table-cell table:number-columns-repeated="16377" table:style-name="ce18"/>
        </table:table-row>
        <table:table-row table:style-name="ro2">
          <table:table-cell office:value-type="string" table:style-name="ce11">
            <text:p>Totales</text:p>
          </table:table-cell>
          <table:table-cell office:value-type="float" office:value="27056098" table:style-name="ce16">
            <text:p>27.056.098</text:p>
          </table:table-cell>
          <table:table-cell office:value-type="float" office:value="25636472" table:style-name="ce16">
            <text:p>25.636.472</text:p>
          </table:table-cell>
          <table:table-cell office:value-type="percentage" office:value="0.94753027579956284" table:style-name="ce17">
            <text:p>94,8%</text:p>
          </table:table-cell>
          <table:table-cell office:value-type="float" office:value="25199738" table:style-name="ce16">
            <text:p>25.199.738</text:p>
          </table:table-cell>
          <table:table-cell office:value-type="percentage" office:value="0.93138848033445176" table:style-name="ce17">
            <text:p>93,1%</text:p>
          </table:table-cell>
          <table:table-cell table:style-name="ce28"/>
          <table:table-cell table:number-columns-repeated="16377" table:style-name="ce18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0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18"/>
        <table:table-column table:style-name="co8" table:default-cell-style-name="ce18"/>
        <table:table-column table:style-name="co8" table:default-cell-style-name="ce48"/>
        <table:table-column table:style-name="co8" table:default-cell-style-name="ce18"/>
        <table:table-column table:style-name="co8" table:default-cell-style-name="ce48"/>
        <table:table-column table:style-name="co8" table:default-cell-style-name="ce18"/>
        <table:table-column table:style-name="co8" table:default-cell-style-name="ce48"/>
        <table:table-column table:style-name="co8" table:default-cell-style-name="ce18"/>
        <table:table-column table:style-name="co8" table:default-cell-style-name="ce48"/>
        <table:table-column table:style-name="co8" table:default-cell-style-name="ce18"/>
        <table:table-column table:style-name="co8" table:default-cell-style-name="ce48"/>
        <table:table-column table:style-name="co8" table:default-cell-style-name="ce44"/>
        <table:table-column table:style-name="co4" table:default-cell-style-name="ce48"/>
        <table:table-column table:style-name="co4" table:default-cell-style-name="ce18"/>
        <table:table-column table:style-name="co4" table:default-cell-style-name="ce48"/>
        <table:table-column table:style-name="co4" table:number-columns-repeated="2" table:default-cell-style-name="ce18"/>
        <table:table-column table:style-name="co4" table:default-cell-style-name="ce48"/>
        <table:table-column table:style-name="co4" table:number-columns-repeated="2" table:default-cell-style-name="ce18"/>
        <table:table-column table:style-name="co3" table:number-columns-repeated="20" table:default-cell-style-name="ce18"/>
        <table:table-column table:style-name="co4" table:number-columns-repeated="16344" table:default-cell-style-name="ce18"/>
        <table:table-row table:style-name="ro8">
          <table:table-cell table:style-name="ce29"/>
          <table:table-cell office:value-type="string" table:style-name="ce30">
            <text:p>Personas con al menos 1 dosis ≥80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70-7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60-6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50-5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40-4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30-3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20-2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12-19 años</text:p>
          </table:table-cell>
          <table:table-cell office:value-type="string" table:style-name="ce31">
            <text:p>%</text:p>
          </table:table-cell>
          <table:table-cell office:value-type="string" table:style-name="ce32">
            <text:p>Total Personas con al menos 1 dosis</text:p>
          </table:table-cell>
          <table:table-cell office:value-type="string" table:style-name="ce32">
            <text:p>Total Población INE Población a Vacunar (1)</text:p>
          </table:table-cell>
          <table:table-cell office:value-type="string" table:style-name="ce33">
            <text:p>% Con al menos 1 dosis sobre Población a Vacunar INE</text:p>
          </table:table-cell>
          <table:table-cell office:value-type="string" table:style-name="ce33">
            <text:p>% Con al menos 1 dosis sobre Total Población INE</text:p>
          </table:table-cell>
          <table:table-cell table:number-columns-repeated="16363" table:style-name="ce34"/>
        </table:table-row>
        <table:table-row table:style-name="ro5">
          <table:table-cell office:value-type="string" table:style-name="ce35">
            <text:p>Andalucía</text:p>
          </table:table-cell>
          <table:table-cell office:value-type="float" office:value="433616" table:style-name="ce36">
            <text:p>433.616</text:p>
          </table:table-cell>
          <table:table-cell office:value-type="percentage" office:value="1" table:style-name="ce37">
            <text:p>100,0%</text:p>
          </table:table-cell>
          <table:table-cell office:value-type="float" office:value="653044" table:style-name="ce36">
            <text:p>653.044</text:p>
          </table:table-cell>
          <table:table-cell office:value-type="percentage" office:value="1" table:style-name="ce37">
            <text:p>100,0%</text:p>
          </table:table-cell>
          <table:table-cell office:value-type="float" office:value="923958" table:style-name="ce36">
            <text:p>923.958</text:p>
          </table:table-cell>
          <table:table-cell office:value-type="percentage" office:value="1" table:style-name="ce37">
            <text:p>100,0%</text:p>
          </table:table-cell>
          <table:table-cell office:value-type="float" office:value="1204336" table:style-name="ce36">
            <text:p>1.204.336</text:p>
          </table:table-cell>
          <table:table-cell office:value-type="percentage" office:value="0.95202846434960364" table:style-name="ce37">
            <text:p>95,2%</text:p>
          </table:table-cell>
          <table:table-cell office:value-type="float" office:value="1231004" table:style-name="ce36">
            <text:p>1.231.004</text:p>
          </table:table-cell>
          <table:table-cell office:value-type="percentage" office:value="0.88873839987177949" table:style-name="ce37">
            <text:p>88,9%</text:p>
          </table:table-cell>
          <table:table-cell office:value-type="float" office:value="899666" table:style-name="ce36">
            <text:p>899.666</text:p>
          </table:table-cell>
          <table:table-cell office:value-type="percentage" office:value="0.78903050910484585" table:style-name="ce37">
            <text:p>78,9%</text:p>
          </table:table-cell>
          <table:table-cell office:value-type="float" office:value="723981" table:style-name="ce36">
            <text:p>723.981</text:p>
          </table:table-cell>
          <table:table-cell office:value-type="percentage" office:value="0.77958741084042593" table:style-name="ce37">
            <text:p>78,0%</text:p>
          </table:table-cell>
          <table:table-cell office:value-type="float" office:value="618711" table:style-name="ce36">
            <text:p>618.711</text:p>
          </table:table-cell>
          <table:table-cell office:value-type="percentage" office:value="0.82176284720423642" table:style-name="ce37">
            <text:p>82,2%</text:p>
          </table:table-cell>
          <table:table-cell office:value-type="float" office:value="6688316" table:style-name="ce36">
            <text:p>6.688.316</text:p>
          </table:table-cell>
          <table:table-cell office:value-type="float" office:value="7451975" table:style-name="ce36">
            <text:p>7.451.975</text:p>
          </table:table-cell>
          <table:table-cell office:value-type="percentage" office:value="0.89752260306831411" table:style-name="ce37">
            <text:p>89,8%</text:p>
          </table:table-cell>
          <table:table-cell office:value-type="percentage" office:value="0.79016909741268471" table:style-name="ce3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Aragón</text:p>
          </table:table-cell>
          <table:table-cell office:value-type="float" office:value="101124" table:style-name="ce39">
            <text:p>101.124</text:p>
          </table:table-cell>
          <table:table-cell office:value-type="percentage" office:value="1" table:style-name="ce40">
            <text:p>100,0%</text:p>
          </table:table-cell>
          <table:table-cell office:value-type="float" office:value="119051" table:style-name="ce39">
            <text:p>119.051</text:p>
          </table:table-cell>
          <table:table-cell office:value-type="percentage" office:value="1" table:style-name="ce40">
            <text:p>100,0%</text:p>
          </table:table-cell>
          <table:table-cell office:value-type="float" office:value="153843" table:style-name="ce39">
            <text:p>153.843</text:p>
          </table:table-cell>
          <table:table-cell office:value-type="percentage" office:value="0.98385848676511034" table:style-name="ce40">
            <text:p>98,4%</text:p>
          </table:table-cell>
          <table:table-cell office:value-type="float" office:value="184620" table:style-name="ce39">
            <text:p>184.620</text:p>
          </table:table-cell>
          <table:table-cell office:value-type="percentage" office:value="0.93117327227058599" table:style-name="ce40">
            <text:p>93,1%</text:p>
          </table:table-cell>
          <table:table-cell office:value-type="float" office:value="185259" table:style-name="ce39">
            <text:p>185.259</text:p>
          </table:table-cell>
          <table:table-cell office:value-type="percentage" office:value="0.86189827070432623" table:style-name="ce40">
            <text:p>86,2%</text:p>
          </table:table-cell>
          <table:table-cell office:value-type="float" office:value="121792" table:style-name="ce39">
            <text:p>121.792</text:p>
          </table:table-cell>
          <table:table-cell office:value-type="percentage" office:value="0.74134131940640102" table:style-name="ce40">
            <text:p>74,1%</text:p>
          </table:table-cell>
          <table:table-cell office:value-type="float" office:value="99090" table:style-name="ce39">
            <text:p>99.090</text:p>
          </table:table-cell>
          <table:table-cell office:value-type="percentage" office:value="0.75988681068396713" table:style-name="ce40">
            <text:p>76,0%</text:p>
          </table:table-cell>
          <table:table-cell office:value-type="float" office:value="83451" table:style-name="ce39">
            <text:p>83.451</text:p>
          </table:table-cell>
          <table:table-cell office:value-type="percentage" office:value="0.80934738965560715" table:style-name="ce40">
            <text:p>80,9%</text:p>
          </table:table-cell>
          <table:table-cell office:value-type="float" office:value="1048230" table:style-name="ce39">
            <text:p>1.048.230</text:p>
          </table:table-cell>
          <table:table-cell office:value-type="float" office:value="1185134" table:style-name="ce39">
            <text:p>1.185.134</text:p>
          </table:table-cell>
          <table:table-cell office:value-type="percentage" office:value="0.88448226107765027" table:style-name="ce40">
            <text:p>88,4%</text:p>
          </table:table-cell>
          <table:table-cell office:value-type="percentage" office:value="0.78850390893273692" table:style-name="ce40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Asturias<text:s/></text:p>
          </table:table-cell>
          <table:table-cell office:value-type="float" office:value="88858" table:style-name="ce39">
            <text:p>88.858</text:p>
          </table:table-cell>
          <table:table-cell office:value-type="percentage" office:value="1" table:style-name="ce40">
            <text:p>100,0%</text:p>
          </table:table-cell>
          <table:table-cell office:value-type="float" office:value="114241" table:style-name="ce39">
            <text:p>114.241</text:p>
          </table:table-cell>
          <table:table-cell office:value-type="percentage" office:value="1" table:style-name="ce40">
            <text:p>100,0%</text:p>
          </table:table-cell>
          <table:table-cell office:value-type="float" office:value="147819" table:style-name="ce39">
            <text:p>147.819</text:p>
          </table:table-cell>
          <table:table-cell office:value-type="percentage" office:value="0.98775158367412397" table:style-name="ce40">
            <text:p>98,8%</text:p>
          </table:table-cell>
          <table:table-cell office:value-type="float" office:value="152715" table:style-name="ce39">
            <text:p>152.715</text:p>
          </table:table-cell>
          <table:table-cell office:value-type="percentage" office:value="0.93894678594484926" table:style-name="ce40">
            <text:p>93,9%</text:p>
          </table:table-cell>
          <table:table-cell office:value-type="float" office:value="149825" table:style-name="ce39">
            <text:p>149.825</text:p>
          </table:table-cell>
          <table:table-cell office:value-type="percentage" office:value="0.89719329552735738" table:style-name="ce40">
            <text:p>89,7%</text:p>
          </table:table-cell>
          <table:table-cell office:value-type="float" office:value="89687" table:style-name="ce39">
            <text:p>89.687</text:p>
          </table:table-cell>
          <table:table-cell office:value-type="percentage" office:value="0.78362792810897242" table:style-name="ce40">
            <text:p>78,4%</text:p>
          </table:table-cell>
          <table:table-cell office:value-type="float" office:value="64831" table:style-name="ce39">
            <text:p>64.831</text:p>
          </table:table-cell>
          <table:table-cell office:value-type="percentage" office:value="0.81949412850298942" table:style-name="ce40">
            <text:p>81,9%</text:p>
          </table:table-cell>
          <table:table-cell office:value-type="float" office:value="58679" table:style-name="ce39">
            <text:p>58.679</text:p>
          </table:table-cell>
          <table:table-cell office:value-type="percentage" office:value="0.91685937500000003" table:style-name="ce40">
            <text:p>91,7%</text:p>
          </table:table-cell>
          <table:table-cell office:value-type="float" office:value="866655" table:style-name="ce39">
            <text:p>866.655</text:p>
          </table:table-cell>
          <table:table-cell office:value-type="float" office:value="933927" table:style-name="ce39">
            <text:p>933.927</text:p>
          </table:table-cell>
          <table:table-cell office:value-type="percentage" office:value="0.92796867421115359" table:style-name="ce40">
            <text:p>92,8%</text:p>
          </table:table-cell>
          <table:table-cell office:value-type="percentage" office:value="0.85067590382259639" table:style-name="ce40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Baleares</text:p>
          </table:table-cell>
          <table:table-cell office:value-type="float" office:value="51369" table:style-name="ce39">
            <text:p>51.369</text:p>
          </table:table-cell>
          <table:table-cell office:value-type="percentage" office:value="1" table:style-name="ce40">
            <text:p>100,0%</text:p>
          </table:table-cell>
          <table:table-cell office:value-type="float" office:value="78999" table:style-name="ce39">
            <text:p>78.999</text:p>
          </table:table-cell>
          <table:table-cell office:value-type="percentage" office:value="0.98115902429330815" table:style-name="ce40">
            <text:p>98,1%</text:p>
          </table:table-cell>
          <table:table-cell office:value-type="float" office:value="109569" table:style-name="ce39">
            <text:p>109.569</text:p>
          </table:table-cell>
          <table:table-cell office:value-type="percentage" office:value="0.93464186094121859" table:style-name="ce40">
            <text:p>93,5%</text:p>
          </table:table-cell>
          <table:table-cell office:value-type="float" office:value="148631" table:style-name="ce39">
            <text:p>148.631</text:p>
          </table:table-cell>
          <table:table-cell office:value-type="percentage" office:value="0.8964637478362093" table:style-name="ce40">
            <text:p>89,6%</text:p>
          </table:table-cell>
          <table:table-cell office:value-type="float" office:value="163735" table:style-name="ce39">
            <text:p>163.735</text:p>
          </table:table-cell>
          <table:table-cell office:value-type="percentage" office:value="0.79416700618900726" table:style-name="ce40">
            <text:p>79,4%</text:p>
          </table:table-cell>
          <table:table-cell office:value-type="float" office:value="120104" table:style-name="ce39">
            <text:p>120.104</text:p>
          </table:table-cell>
          <table:table-cell office:value-type="percentage" office:value="0.6592347423251933" table:style-name="ce40">
            <text:p>65,9%</text:p>
          </table:table-cell>
          <table:table-cell office:value-type="float" office:value="91135" table:style-name="ce39">
            <text:p>91.135</text:p>
          </table:table-cell>
          <table:table-cell office:value-type="percentage" office:value="0.66067622624001388" table:style-name="ce40">
            <text:p>66,1%</text:p>
          </table:table-cell>
          <table:table-cell office:value-type="float" office:value="71062" table:style-name="ce39">
            <text:p>71.062</text:p>
          </table:table-cell>
          <table:table-cell office:value-type="percentage" office:value="0.74426057813154589" table:style-name="ce40">
            <text:p>74,4%</text:p>
          </table:table-cell>
          <table:table-cell office:value-type="float" office:value="834604" table:style-name="ce39">
            <text:p>834.604</text:p>
          </table:table-cell>
          <table:table-cell office:value-type="float" office:value="1034867" table:style-name="ce39">
            <text:p>1.034.867</text:p>
          </table:table-cell>
          <table:table-cell office:value-type="percentage" office:value="0.80648431151056121" table:style-name="ce40">
            <text:p>80,6%</text:p>
          </table:table-cell>
          <table:table-cell office:value-type="percentage" office:value="0.71239724022080286" table:style-name="ce40">
            <text:p>71,2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narias</text:p>
          </table:table-cell>
          <table:table-cell office:value-type="float" office:value="92797" table:style-name="ce39">
            <text:p>92.797</text:p>
          </table:table-cell>
          <table:table-cell office:value-type="percentage" office:value="1" table:style-name="ce40">
            <text:p>100,0%</text:p>
          </table:table-cell>
          <table:table-cell office:value-type="float" office:value="150971" table:style-name="ce39">
            <text:p>150.971</text:p>
          </table:table-cell>
          <table:table-cell office:value-type="percentage" office:value="0.97696255120331843" table:style-name="ce40">
            <text:p>97,7%</text:p>
          </table:table-cell>
          <table:table-cell office:value-type="float" office:value="223376" table:style-name="ce39">
            <text:p>223.376</text:p>
          </table:table-cell>
          <table:table-cell office:value-type="percentage" office:value="0.95016419104010341" table:style-name="ce40">
            <text:p>95,0%</text:p>
          </table:table-cell>
          <table:table-cell office:value-type="float" office:value="318775" table:style-name="ce39">
            <text:p>318.775</text:p>
          </table:table-cell>
          <table:table-cell office:value-type="percentage" office:value="0.90945531108778022" table:style-name="ce40">
            <text:p>90,9%</text:p>
          </table:table-cell>
          <table:table-cell office:value-type="float" office:value="314529" table:style-name="ce39">
            <text:p>314.529</text:p>
          </table:table-cell>
          <table:table-cell office:value-type="percentage" office:value="0.81080056918365451" table:style-name="ce40">
            <text:p>81,1%</text:p>
          </table:table-cell>
          <table:table-cell office:value-type="float" office:value="223965" table:style-name="ce39">
            <text:p>223.965</text:p>
          </table:table-cell>
          <table:table-cell office:value-type="percentage" office:value="0.72029755510815796" table:style-name="ce40">
            <text:p>72,0%</text:p>
          </table:table-cell>
          <table:table-cell office:value-type="float" office:value="180616" table:style-name="ce39">
            <text:p>180.616</text:p>
          </table:table-cell>
          <table:table-cell office:value-type="percentage" office:value="0.71744760633649518" table:style-name="ce40">
            <text:p>71,7%</text:p>
          </table:table-cell>
          <table:table-cell office:value-type="float" office:value="141990" table:style-name="ce39">
            <text:p>141.990</text:p>
          </table:table-cell>
          <table:table-cell office:value-type="percentage" office:value="0.78972396647330045" table:style-name="ce40">
            <text:p>79,0%</text:p>
          </table:table-cell>
          <table:table-cell office:value-type="float" office:value="1647019" table:style-name="ce39">
            <text:p>1.647.019</text:p>
          </table:table-cell>
          <table:table-cell office:value-type="float" office:value="1960774" table:style-name="ce39">
            <text:p>1.960.774</text:p>
          </table:table-cell>
          <table:table-cell office:value-type="percentage" office:value="0.83998410831640979" table:style-name="ce40">
            <text:p>84,0%</text:p>
          </table:table-cell>
          <table:table-cell office:value-type="percentage" office:value="0.75691881070905975" table:style-name="ce40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ntabria</text:p>
          </table:table-cell>
          <table:table-cell office:value-type="float" office:value="42390" table:style-name="ce39">
            <text:p>42.390</text:p>
          </table:table-cell>
          <table:table-cell office:value-type="percentage" office:value="1" table:style-name="ce40">
            <text:p>100,0%</text:p>
          </table:table-cell>
          <table:table-cell office:value-type="float" office:value="55988" table:style-name="ce39">
            <text:p>55.988</text:p>
          </table:table-cell>
          <table:table-cell office:value-type="percentage" office:value="1" table:style-name="ce40">
            <text:p>100,0%</text:p>
          </table:table-cell>
          <table:table-cell office:value-type="float" office:value="76268" table:style-name="ce39">
            <text:p>76.268</text:p>
          </table:table-cell>
          <table:table-cell office:value-type="percentage" office:value="0.98607537655957078" table:style-name="ce40">
            <text:p>98,6%</text:p>
          </table:table-cell>
          <table:table-cell office:value-type="float" office:value="83562" table:style-name="ce39">
            <text:p>83.562</text:p>
          </table:table-cell>
          <table:table-cell office:value-type="percentage" office:value="0.9288382019474456" table:style-name="ce40">
            <text:p>92,9%</text:p>
          </table:table-cell>
          <table:table-cell office:value-type="float" office:value="86546" table:style-name="ce39">
            <text:p>86.546</text:p>
          </table:table-cell>
          <table:table-cell office:value-type="percentage" office:value="0.88520901308185618" table:style-name="ce40">
            <text:p>88,5%</text:p>
          </table:table-cell>
          <table:table-cell office:value-type="float" office:value="52604" table:style-name="ce39">
            <text:p>52.604</text:p>
          </table:table-cell>
          <table:table-cell office:value-type="percentage" office:value="0.74644189973465014" table:style-name="ce40">
            <text:p>74,6%</text:p>
          </table:table-cell>
          <table:table-cell office:value-type="float" office:value="38109" table:style-name="ce39">
            <text:p>38.109</text:p>
          </table:table-cell>
          <table:table-cell office:value-type="percentage" office:value="0.75455895455895461" table:style-name="ce40">
            <text:p>75,5%</text:p>
          </table:table-cell>
          <table:table-cell office:value-type="float" office:value="35821" table:style-name="ce39">
            <text:p>35.821</text:p>
          </table:table-cell>
          <table:table-cell office:value-type="percentage" office:value="0.81479880808861993" table:style-name="ce40">
            <text:p>81,5%</text:p>
          </table:table-cell>
          <table:table-cell office:value-type="float" office:value="471288" table:style-name="ce39">
            <text:p>471.288</text:p>
          </table:table-cell>
          <table:table-cell office:value-type="float" office:value="524127" table:style-name="ce39">
            <text:p>524.127</text:p>
          </table:table-cell>
          <table:table-cell office:value-type="percentage" office:value="0.89918664751100397" table:style-name="ce40">
            <text:p>89,9%</text:p>
          </table:table-cell>
          <table:table-cell office:value-type="percentage" office:value="0.80851596743894805" table:style-name="ce40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stilla y Leon</text:p>
          </table:table-cell>
          <table:table-cell office:value-type="float" office:value="229130" table:style-name="ce39">
            <text:p>229.130</text:p>
          </table:table-cell>
          <table:table-cell office:value-type="percentage" office:value="1" table:style-name="ce40">
            <text:p>100,0%</text:p>
          </table:table-cell>
          <table:table-cell office:value-type="float" office:value="250106" table:style-name="ce39">
            <text:p>250.106</text:p>
          </table:table-cell>
          <table:table-cell office:value-type="percentage" office:value="1" table:style-name="ce40">
            <text:p>100,0%</text:p>
          </table:table-cell>
          <table:table-cell office:value-type="float" office:value="318750" table:style-name="ce39">
            <text:p>318.750</text:p>
          </table:table-cell>
          <table:table-cell office:value-type="percentage" office:value="1" table:style-name="ce40">
            <text:p>100,0%</text:p>
          </table:table-cell>
          <table:table-cell office:value-type="float" office:value="349575" table:style-name="ce39">
            <text:p>349.575</text:p>
          </table:table-cell>
          <table:table-cell office:value-type="percentage" office:value="0.91709844559585496" table:style-name="ce40">
            <text:p>91,7%</text:p>
          </table:table-cell>
          <table:table-cell office:value-type="float" office:value="316173" table:style-name="ce39">
            <text:p>316.173</text:p>
          </table:table-cell>
          <table:table-cell office:value-type="percentage" office:value="0.87026878242798755" table:style-name="ce40">
            <text:p>87,0%</text:p>
          </table:table-cell>
          <table:table-cell office:value-type="float" office:value="205885" table:style-name="ce39">
            <text:p>205.885</text:p>
          </table:table-cell>
          <table:table-cell office:value-type="percentage" office:value="0.76885015105514543" table:style-name="ce40">
            <text:p>76,9%</text:p>
          </table:table-cell>
          <table:table-cell office:value-type="float" office:value="162549" table:style-name="ce39">
            <text:p>162.549</text:p>
          </table:table-cell>
          <table:table-cell office:value-type="percentage" office:value="0.77035250182459269" table:style-name="ce40">
            <text:p>77,0%</text:p>
          </table:table-cell>
          <table:table-cell office:value-type="float" office:value="129925" table:style-name="ce39">
            <text:p>129.925</text:p>
          </table:table-cell>
          <table:table-cell office:value-type="percentage" office:value="0.78579550265510278" table:style-name="ce40">
            <text:p>78,6%</text:p>
          </table:table-cell>
          <table:table-cell office:value-type="float" office:value="1962093" table:style-name="ce39">
            <text:p>1.962.093</text:p>
          </table:table-cell>
          <table:table-cell office:value-type="float" office:value="2176253" table:style-name="ce39">
            <text:p>2.176.253</text:p>
          </table:table-cell>
          <table:table-cell office:value-type="percentage" office:value="0.90159232405423451" table:style-name="ce40">
            <text:p>90,2%</text:p>
          </table:table-cell>
          <table:table-cell office:value-type="percentage" office:value="0.81927356176704169" table:style-name="ce40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stilla - La Mancha</text:p>
          </table:table-cell>
          <table:table-cell office:value-type="float" office:value="137648" table:style-name="ce39">
            <text:p>137.648</text:p>
          </table:table-cell>
          <table:table-cell office:value-type="percentage" office:value="1" table:style-name="ce40">
            <text:p>100,0%</text:p>
          </table:table-cell>
          <table:table-cell office:value-type="float" office:value="157841" table:style-name="ce39">
            <text:p>157.841</text:p>
          </table:table-cell>
          <table:table-cell office:value-type="percentage" office:value="0.99208050232242417" table:style-name="ce40">
            <text:p>99,2%</text:p>
          </table:table-cell>
          <table:table-cell office:value-type="float" office:value="221033" table:style-name="ce39">
            <text:p>221.033</text:p>
          </table:table-cell>
          <table:table-cell office:value-type="percentage" office:value="1" table:style-name="ce40">
            <text:p>100,0%</text:p>
          </table:table-cell>
          <table:table-cell office:value-type="float" office:value="284637" table:style-name="ce39">
            <text:p>284.637</text:p>
          </table:table-cell>
          <table:table-cell office:value-type="percentage" office:value="0.92571501050481664" table:style-name="ce40">
            <text:p>92,6%</text:p>
          </table:table-cell>
          <table:table-cell office:value-type="float" office:value="284082" table:style-name="ce39">
            <text:p>284.082</text:p>
          </table:table-cell>
          <table:table-cell office:value-type="percentage" office:value="0.85927920025407967" table:style-name="ce40">
            <text:p>85,9%</text:p>
          </table:table-cell>
          <table:table-cell office:value-type="float" office:value="200681" table:style-name="ce39">
            <text:p>200.681</text:p>
          </table:table-cell>
          <table:table-cell office:value-type="percentage" office:value="0.75472074193026728" table:style-name="ce40">
            <text:p>75,5%</text:p>
          </table:table-cell>
          <table:table-cell office:value-type="float" office:value="165463" table:style-name="ce39">
            <text:p>165.463</text:p>
          </table:table-cell>
          <table:table-cell office:value-type="percentage" office:value="0.75869484476521054" table:style-name="ce40">
            <text:p>75,9%</text:p>
          </table:table-cell>
          <table:table-cell office:value-type="float" office:value="139177" table:style-name="ce39">
            <text:p>139.177</text:p>
          </table:table-cell>
          <table:table-cell office:value-type="percentage" office:value="0.79999655116915369" table:style-name="ce40">
            <text:p>80,0%</text:p>
          </table:table-cell>
          <table:table-cell office:value-type="float" office:value="1590562" table:style-name="ce39">
            <text:p>1.590.562</text:p>
          </table:table-cell>
          <table:table-cell office:value-type="float" office:value="1808784" table:style-name="ce39">
            <text:p>1.808.784</text:p>
          </table:table-cell>
          <table:table-cell office:value-type="percentage" office:value="0.87935430653964208" table:style-name="ce40">
            <text:p>87,9%</text:p>
          </table:table-cell>
          <table:table-cell office:value-type="percentage" office:value="0.77769688459095621" table:style-name="ce40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taluña</text:p>
          </table:table-cell>
          <table:table-cell office:value-type="float" office:value="458087" table:style-name="ce39">
            <text:p>458.087</text:p>
          </table:table-cell>
          <table:table-cell office:value-type="percentage" office:value="1" table:style-name="ce40">
            <text:p>100,0%</text:p>
          </table:table-cell>
          <table:table-cell office:value-type="float" office:value="617129" table:style-name="ce39">
            <text:p>617.129</text:p>
          </table:table-cell>
          <table:table-cell office:value-type="percentage" office:value="0.97140999729258359" table:style-name="ce40">
            <text:p>97,1%</text:p>
          </table:table-cell>
          <table:table-cell office:value-type="float" office:value="795075" table:style-name="ce39">
            <text:p>795.075</text:p>
          </table:table-cell>
          <table:table-cell office:value-type="percentage" office:value="0.94924807541691336" table:style-name="ce40">
            <text:p>94,9%</text:p>
          </table:table-cell>
          <table:table-cell office:value-type="float" office:value="1016176" table:style-name="ce39">
            <text:p>1.016.176</text:p>
          </table:table-cell>
          <table:table-cell office:value-type="percentage" office:value="0.93075161662606021" table:style-name="ce40">
            <text:p>93,1%</text:p>
          </table:table-cell>
          <table:table-cell office:value-type="float" office:value="1108860" table:style-name="ce39">
            <text:p>1.108.860</text:p>
          </table:table-cell>
          <table:table-cell office:value-type="percentage" office:value="0.84211565553197065" table:style-name="ce40">
            <text:p>84,2%</text:p>
          </table:table-cell>
          <table:table-cell office:value-type="float" office:value="736988" table:style-name="ce39">
            <text:p>736.988</text:p>
          </table:table-cell>
          <table:table-cell office:value-type="percentage" office:value="0.70548661180948302" table:style-name="ce40">
            <text:p>70,5%</text:p>
          </table:table-cell>
          <table:table-cell office:value-type="float" office:value="582195" table:style-name="ce39">
            <text:p>582.195</text:p>
          </table:table-cell>
          <table:table-cell office:value-type="percentage" office:value="0.69396913944465299" table:style-name="ce40">
            <text:p>69,4%</text:p>
          </table:table-cell>
          <table:table-cell office:value-type="float" office:value="480814" table:style-name="ce39">
            <text:p>480.814</text:p>
          </table:table-cell>
          <table:table-cell office:value-type="percentage" office:value="0.73276274601244196" table:style-name="ce40">
            <text:p>73,3%</text:p>
          </table:table-cell>
          <table:table-cell office:value-type="float" office:value="5795324" table:style-name="ce39">
            <text:p>5.795.324</text:p>
          </table:table-cell>
          <table:table-cell office:value-type="float" office:value="6868360" table:style-name="ce39">
            <text:p>6.868.360</text:p>
          </table:table-cell>
          <table:table-cell office:value-type="percentage" office:value="0.84377114769755812" table:style-name="ce40">
            <text:p>84,4%</text:p>
          </table:table-cell>
          <table:table-cell office:value-type="percentage" office:value="0.74485439778193607" table:style-name="ce40">
            <text:p>74,5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. Valenciana</text:p>
          </table:table-cell>
          <table:table-cell office:value-type="float" office:value="296907" table:style-name="ce39">
            <text:p>296.907</text:p>
          </table:table-cell>
          <table:table-cell office:value-type="percentage" office:value="1" table:style-name="ce40">
            <text:p>100,0%</text:p>
          </table:table-cell>
          <table:table-cell office:value-type="float" office:value="433799" table:style-name="ce39">
            <text:p>433.799</text:p>
          </table:table-cell>
          <table:table-cell office:value-type="percentage" office:value="0.99072082071520251" table:style-name="ce40">
            <text:p>99,1%</text:p>
          </table:table-cell>
          <table:table-cell office:value-type="float" office:value="567838" table:style-name="ce39">
            <text:p>567.838</text:p>
          </table:table-cell>
          <table:table-cell office:value-type="percentage" office:value="0.97780372222451817" table:style-name="ce40">
            <text:p>97,8%</text:p>
          </table:table-cell>
          <table:table-cell office:value-type="float" office:value="712203" table:style-name="ce39">
            <text:p>712.203</text:p>
          </table:table-cell>
          <table:table-cell office:value-type="percentage" office:value="0.94665800030305691" table:style-name="ce40">
            <text:p>94,7%</text:p>
          </table:table-cell>
          <table:table-cell office:value-type="float" office:value="746917" table:style-name="ce39">
            <text:p>746.917</text:p>
          </table:table-cell>
          <table:table-cell office:value-type="percentage" office:value="0.87708727694612887" table:style-name="ce40">
            <text:p>87,7%</text:p>
          </table:table-cell>
          <table:table-cell office:value-type="float" office:value="497292" table:style-name="ce39">
            <text:p>497.292</text:p>
          </table:table-cell>
          <table:table-cell office:value-type="percentage" office:value="0.7665280944079389" table:style-name="ce40">
            <text:p>76,7%</text:p>
          </table:table-cell>
          <table:table-cell office:value-type="float" office:value="408993" table:style-name="ce39">
            <text:p>408.993</text:p>
          </table:table-cell>
          <table:table-cell office:value-type="percentage" office:value="0.79242859301798396" table:style-name="ce40">
            <text:p>79,2%</text:p>
          </table:table-cell>
          <table:table-cell office:value-type="float" office:value="348969" table:style-name="ce39">
            <text:p>348.969</text:p>
          </table:table-cell>
          <table:table-cell office:value-type="percentage" office:value="0.8220106423323621" table:style-name="ce40">
            <text:p>82,2%</text:p>
          </table:table-cell>
          <table:table-cell office:value-type="float" office:value="4012918" table:style-name="ce39">
            <text:p>4.012.918</text:p>
          </table:table-cell>
          <table:table-cell office:value-type="float" office:value="4488459" table:style-name="ce39">
            <text:p>4.488.459</text:p>
          </table:table-cell>
          <table:table-cell office:value-type="percentage" office:value="0.89405250220621379" table:style-name="ce40">
            <text:p>89,4%</text:p>
          </table:table-cell>
          <table:table-cell office:value-type="percentage" office:value="0.79348188667075448" table:style-name="ce40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Extremadura</text:p>
          </table:table-cell>
          <table:table-cell office:value-type="float" office:value="78200" table:style-name="ce39">
            <text:p>78.200</text:p>
          </table:table-cell>
          <table:table-cell office:value-type="percentage" office:value="1" table:style-name="ce40">
            <text:p>100,0%</text:p>
          </table:table-cell>
          <table:table-cell office:value-type="float" office:value="95837" table:style-name="ce39">
            <text:p>95.837</text:p>
          </table:table-cell>
          <table:table-cell office:value-type="percentage" office:value="1" table:style-name="ce40">
            <text:p>100,0%</text:p>
          </table:table-cell>
          <table:table-cell office:value-type="float" office:value="132463" table:style-name="ce39">
            <text:p>132.463</text:p>
          </table:table-cell>
          <table:table-cell office:value-type="percentage" office:value="1" table:style-name="ce40">
            <text:p>100,0%</text:p>
          </table:table-cell>
          <table:table-cell office:value-type="float" office:value="160969" table:style-name="ce39">
            <text:p>160.969</text:p>
          </table:table-cell>
          <table:table-cell office:value-type="percentage" office:value="0.951263473903177" table:style-name="ce40">
            <text:p>95,1%</text:p>
          </table:table-cell>
          <table:table-cell office:value-type="float" office:value="145428" table:style-name="ce39">
            <text:p>145.428</text:p>
          </table:table-cell>
          <table:table-cell office:value-type="percentage" office:value="0.91180859468067765" table:style-name="ce40">
            <text:p>91,2%</text:p>
          </table:table-cell>
          <table:table-cell office:value-type="float" office:value="111407" table:style-name="ce39">
            <text:p>111.407</text:p>
          </table:table-cell>
          <table:table-cell office:value-type="percentage" office:value="0.83464065508432039" table:style-name="ce40">
            <text:p>83,5%</text:p>
          </table:table-cell>
          <table:table-cell office:value-type="float" office:value="89639" table:style-name="ce39">
            <text:p>89.639</text:p>
          </table:table-cell>
          <table:table-cell office:value-type="percentage" office:value="0.79102541475467703" table:style-name="ce40">
            <text:p>79,1%</text:p>
          </table:table-cell>
          <table:table-cell office:value-type="float" office:value="72372" table:style-name="ce39">
            <text:p>72.372</text:p>
          </table:table-cell>
          <table:table-cell office:value-type="percentage" office:value="0.85394690265486728" table:style-name="ce40">
            <text:p>85,4%</text:p>
          </table:table-cell>
          <table:table-cell office:value-type="float" office:value="886315" table:style-name="ce39">
            <text:p>886.315</text:p>
          </table:table-cell>
          <table:table-cell office:value-type="float" office:value="953437" table:style-name="ce39">
            <text:p>953.437</text:p>
          </table:table-cell>
          <table:table-cell office:value-type="percentage" office:value="0.92959996308093773" table:style-name="ce40">
            <text:p>93,0%</text:p>
          </table:table-cell>
          <table:table-cell office:value-type="percentage" office:value="0.83301299733925316" table:style-name="ce40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Galicia</text:p>
          </table:table-cell>
          <table:table-cell office:value-type="float" office:value="241928" table:style-name="ce39">
            <text:p>241.928</text:p>
          </table:table-cell>
          <table:table-cell office:value-type="percentage" office:value="1" table:style-name="ce40">
            <text:p>100,0%</text:p>
          </table:table-cell>
          <table:table-cell office:value-type="float" office:value="290840" table:style-name="ce39">
            <text:p>290.840</text:p>
          </table:table-cell>
          <table:table-cell office:value-type="percentage" office:value="1" table:style-name="ce40">
            <text:p>100,0%</text:p>
          </table:table-cell>
          <table:table-cell office:value-type="float" office:value="344356" table:style-name="ce39">
            <text:p>344.356</text:p>
          </table:table-cell>
          <table:table-cell office:value-type="percentage" office:value="0.99258921905761155" table:style-name="ce40">
            <text:p>99,3%</text:p>
          </table:table-cell>
          <table:table-cell office:value-type="float" office:value="388952" table:style-name="ce39">
            <text:p>388.952</text:p>
          </table:table-cell>
          <table:table-cell office:value-type="percentage" office:value="0.95827184279445854" table:style-name="ce40">
            <text:p>95,8%</text:p>
          </table:table-cell>
          <table:table-cell office:value-type="float" office:value="404599" table:style-name="ce39">
            <text:p>404.599</text:p>
          </table:table-cell>
          <table:table-cell office:value-type="percentage" office:value="0.9128606270912254" table:style-name="ce40">
            <text:p>91,3%</text:p>
          </table:table-cell>
          <table:table-cell office:value-type="float" office:value="259098" table:style-name="ce39">
            <text:p>259.098</text:p>
          </table:table-cell>
          <table:table-cell office:value-type="percentage" office:value="0.80114901301142827" table:style-name="ce40">
            <text:p>80,1%</text:p>
          </table:table-cell>
          <table:table-cell office:value-type="float" office:value="193329" table:style-name="ce39">
            <text:p>193.329</text:p>
          </table:table-cell>
          <table:table-cell office:value-type="percentage" office:value="0.8369909213311918" table:style-name="ce40">
            <text:p>83,7%</text:p>
          </table:table-cell>
          <table:table-cell office:value-type="float" office:value="162446" table:style-name="ce39">
            <text:p>162.446</text:p>
          </table:table-cell>
          <table:table-cell office:value-type="percentage" office:value="0.90244268278455841" table:style-name="ce40">
            <text:p>90,2%</text:p>
          </table:table-cell>
          <table:table-cell office:value-type="float" office:value="2285548" table:style-name="ce39">
            <text:p>2.285.548</text:p>
          </table:table-cell>
          <table:table-cell office:value-type="float" office:value="2454497" table:style-name="ce39">
            <text:p>2.454.497</text:p>
          </table:table-cell>
          <table:table-cell office:value-type="percentage" office:value="0.93116756712271398" table:style-name="ce40">
            <text:p>93,1%</text:p>
          </table:table-cell>
          <table:table-cell office:value-type="percentage" office:value="0.84592935352072063" table:style-name="ce40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La Rioja</text:p>
          </table:table-cell>
          <table:table-cell office:value-type="float" office:value="23345" table:style-name="ce39">
            <text:p>23.345</text:p>
          </table:table-cell>
          <table:table-cell office:value-type="percentage" office:value="1" table:style-name="ce40">
            <text:p>100,0%</text:p>
          </table:table-cell>
          <table:table-cell office:value-type="float" office:value="28624" table:style-name="ce39">
            <text:p>28.624</text:p>
          </table:table-cell>
          <table:table-cell office:value-type="percentage" office:value="1" table:style-name="ce40">
            <text:p>100,0%</text:p>
          </table:table-cell>
          <table:table-cell office:value-type="float" office:value="37886" table:style-name="ce39">
            <text:p>37.886</text:p>
          </table:table-cell>
          <table:table-cell office:value-type="percentage" office:value="1" table:style-name="ce40">
            <text:p>100,0%</text:p>
          </table:table-cell>
          <table:table-cell office:value-type="float" office:value="45105" table:style-name="ce39">
            <text:p>45.105</text:p>
          </table:table-cell>
          <table:table-cell office:value-type="percentage" office:value="0.94631168177240688" table:style-name="ce40">
            <text:p>94,6%</text:p>
          </table:table-cell>
          <table:table-cell office:value-type="float" office:value="46940" table:style-name="ce39">
            <text:p>46.940</text:p>
          </table:table-cell>
          <table:table-cell office:value-type="percentage" office:value="0.88654692428277337" table:style-name="ce40">
            <text:p>88,7%</text:p>
          </table:table-cell>
          <table:table-cell office:value-type="float" office:value="29914" table:style-name="ce39">
            <text:p>29.914</text:p>
          </table:table-cell>
          <table:table-cell office:value-type="percentage" office:value="0.76080266537806152" table:style-name="ce40">
            <text:p>76,1%</text:p>
          </table:table-cell>
          <table:table-cell office:value-type="float" office:value="22124" table:style-name="ce39">
            <text:p>22.124</text:p>
          </table:table-cell>
          <table:table-cell office:value-type="percentage" office:value="0.72637730645479015" table:style-name="ce40">
            <text:p>72,6%</text:p>
          </table:table-cell>
          <table:table-cell office:value-type="float" office:value="19589" table:style-name="ce39">
            <text:p>19.589</text:p>
          </table:table-cell>
          <table:table-cell office:value-type="percentage" office:value="0.76723327588908041" table:style-name="ce40">
            <text:p>76,7%</text:p>
          </table:table-cell>
          <table:table-cell office:value-type="float" office:value="253527" table:style-name="ce39">
            <text:p>253.527</text:p>
          </table:table-cell>
          <table:table-cell office:value-type="float" office:value="283970" table:style-name="ce39">
            <text:p>283.970</text:p>
          </table:table-cell>
          <table:table-cell office:value-type="percentage" office:value="0.89279501355777013" table:style-name="ce40">
            <text:p>89,3%</text:p>
          </table:table-cell>
          <table:table-cell office:value-type="percentage" office:value="0.79248485530486323" table:style-name="ce40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Madrid</text:p>
          </table:table-cell>
          <table:table-cell office:value-type="float" office:value="373515" table:style-name="ce39">
            <text:p>373.515</text:p>
          </table:table-cell>
          <table:table-cell office:value-type="percentage" office:value="1" table:style-name="ce40">
            <text:p>100,0%</text:p>
          </table:table-cell>
          <table:table-cell office:value-type="float" office:value="510055" table:style-name="ce39">
            <text:p>510.055</text:p>
          </table:table-cell>
          <table:table-cell office:value-type="percentage" office:value="0.96953701046036633" table:style-name="ce40">
            <text:p>97,0%</text:p>
          </table:table-cell>
          <table:table-cell office:value-type="float" office:value="685467" table:style-name="ce39">
            <text:p>685.467</text:p>
          </table:table-cell>
          <table:table-cell office:value-type="percentage" office:value="0.9746119492750841" table:style-name="ce40">
            <text:p>97,5%</text:p>
          </table:table-cell>
          <table:table-cell office:value-type="float" office:value="932957" table:style-name="ce39">
            <text:p>932.957</text:p>
          </table:table-cell>
          <table:table-cell office:value-type="percentage" office:value="0.95905972863423805" table:style-name="ce40">
            <text:p>95,9%</text:p>
          </table:table-cell>
          <table:table-cell office:value-type="float" office:value="1014530" table:style-name="ce39">
            <text:p>1.014.530</text:p>
          </table:table-cell>
          <table:table-cell office:value-type="percentage" office:value="0.87011598058613804" table:style-name="ce40">
            <text:p>87,0%</text:p>
          </table:table-cell>
          <table:table-cell office:value-type="float" office:value="718570" table:style-name="ce39">
            <text:p>718.570</text:p>
          </table:table-cell>
          <table:table-cell office:value-type="percentage" office:value="0.7566762141443073" table:style-name="ce40">
            <text:p>75,7%</text:p>
          </table:table-cell>
          <table:table-cell office:value-type="float" office:value="560933" table:style-name="ce39">
            <text:p>560.933</text:p>
          </table:table-cell>
          <table:table-cell office:value-type="percentage" office:value="0.75549075726455439" table:style-name="ce40">
            <text:p>75,5%</text:p>
          </table:table-cell>
          <table:table-cell office:value-type="float" office:value="411688" table:style-name="ce39">
            <text:p>411.688</text:p>
          </table:table-cell>
          <table:table-cell office:value-type="percentage" office:value="0.74373398947144032" table:style-name="ce40">
            <text:p>74,4%</text:p>
          </table:table-cell>
          <table:table-cell office:value-type="float" office:value="5207715" table:style-name="ce39">
            <text:p>5.207.715</text:p>
          </table:table-cell>
          <table:table-cell office:value-type="float" office:value="5977937" table:style-name="ce39">
            <text:p>5.977.937</text:p>
          </table:table-cell>
          <table:table-cell office:value-type="percentage" office:value="0.87115588538320154" table:style-name="ce40">
            <text:p>87,1%</text:p>
          </table:table-cell>
          <table:table-cell office:value-type="percentage" office:value="0.76811224610200046" table:style-name="ce40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Murcia</text:p>
          </table:table-cell>
          <table:table-cell office:value-type="float" office:value="73863" table:style-name="ce39">
            <text:p>73.863</text:p>
          </table:table-cell>
          <table:table-cell office:value-type="percentage" office:value="1" table:style-name="ce40">
            <text:p>100,0%</text:p>
          </table:table-cell>
          <table:table-cell office:value-type="float" office:value="103012" table:style-name="ce39">
            <text:p>103.012</text:p>
          </table:table-cell>
          <table:table-cell office:value-type="percentage" office:value="1" table:style-name="ce40">
            <text:p>100,0%</text:p>
          </table:table-cell>
          <table:table-cell office:value-type="float" office:value="147414" table:style-name="ce39">
            <text:p>147.414</text:p>
          </table:table-cell>
          <table:table-cell office:value-type="percentage" office:value="1" table:style-name="ce40">
            <text:p>100,0%</text:p>
          </table:table-cell>
          <table:table-cell office:value-type="float" office:value="205819" table:style-name="ce39">
            <text:p>205.819</text:p>
          </table:table-cell>
          <table:table-cell office:value-type="percentage" office:value="0.96512642082754996" table:style-name="ce40">
            <text:p>96,5%</text:p>
          </table:table-cell>
          <table:table-cell office:value-type="float" office:value="228038" table:style-name="ce39">
            <text:p>228.038</text:p>
          </table:table-cell>
          <table:table-cell office:value-type="percentage" office:value="0.8972328127889454" table:style-name="ce40">
            <text:p>89,7%</text:p>
          </table:table-cell>
          <table:table-cell office:value-type="float" office:value="160764" table:style-name="ce39">
            <text:p>160.764</text:p>
          </table:table-cell>
          <table:table-cell office:value-type="percentage" office:value="0.76919470055453754" table:style-name="ce40">
            <text:p>76,9%</text:p>
          </table:table-cell>
          <table:table-cell office:value-type="float" office:value="133682" table:style-name="ce39">
            <text:p>133.682</text:p>
          </table:table-cell>
          <table:table-cell office:value-type="percentage" office:value="0.77610189958664255" table:style-name="ce40">
            <text:p>77,6%</text:p>
          </table:table-cell>
          <table:table-cell office:value-type="float" office:value="112284" table:style-name="ce39">
            <text:p>112.284</text:p>
          </table:table-cell>
          <table:table-cell office:value-type="percentage" office:value="0.79132310034250919" table:style-name="ce40">
            <text:p>79,1%</text:p>
          </table:table-cell>
          <table:table-cell office:value-type="float" office:value="1164876" table:style-name="ce39">
            <text:p>1.164.876</text:p>
          </table:table-cell>
          <table:table-cell office:value-type="float" office:value="1310137" table:style-name="ce39">
            <text:p>1.310.137</text:p>
          </table:table-cell>
          <table:table-cell office:value-type="percentage" office:value="0.88912533574733021" table:style-name="ce40">
            <text:p>88,9%</text:p>
          </table:table-cell>
          <table:table-cell office:value-type="percentage" office:value="0.77080246762450444" table:style-name="ce40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Navarra</text:p>
          </table:table-cell>
          <table:table-cell office:value-type="float" office:value="42480" table:style-name="ce39">
            <text:p>42.480</text:p>
          </table:table-cell>
          <table:table-cell office:value-type="percentage" office:value="1" table:style-name="ce40">
            <text:p>100,0%</text:p>
          </table:table-cell>
          <table:table-cell office:value-type="float" office:value="55829" table:style-name="ce39">
            <text:p>55.829</text:p>
          </table:table-cell>
          <table:table-cell office:value-type="percentage" office:value="1" table:style-name="ce40">
            <text:p>100,0%</text:p>
          </table:table-cell>
          <table:table-cell office:value-type="float" office:value="72003" table:style-name="ce39">
            <text:p>72.003</text:p>
          </table:table-cell>
          <table:table-cell office:value-type="percentage" office:value="0.97506906451438169" table:style-name="ce40">
            <text:p>97,5%</text:p>
          </table:table-cell>
          <table:table-cell office:value-type="float" office:value="91408" table:style-name="ce39">
            <text:p>91.408</text:p>
          </table:table-cell>
          <table:table-cell office:value-type="percentage" office:value="0.94533269902992945" table:style-name="ce40">
            <text:p>94,5%</text:p>
          </table:table-cell>
          <table:table-cell office:value-type="float" office:value="94431" table:style-name="ce39">
            <text:p>94.431</text:p>
          </table:table-cell>
          <table:table-cell office:value-type="percentage" office:value="0.87434491953852711" table:style-name="ce40">
            <text:p>87,4%</text:p>
          </table:table-cell>
          <table:table-cell office:value-type="float" office:value="62200" table:style-name="ce39">
            <text:p>62.200</text:p>
          </table:table-cell>
          <table:table-cell office:value-type="percentage" office:value="0.7646820176786614" table:style-name="ce40">
            <text:p>76,5%</text:p>
          </table:table-cell>
          <table:table-cell office:value-type="float" office:value="53183" table:style-name="ce39">
            <text:p>53.183</text:p>
          </table:table-cell>
          <table:table-cell office:value-type="percentage" office:value="0.78064497189073345" table:style-name="ce40">
            <text:p>78,1%</text:p>
          </table:table-cell>
          <table:table-cell office:value-type="float" office:value="44673" table:style-name="ce39">
            <text:p>44.673</text:p>
          </table:table-cell>
          <table:table-cell office:value-type="percentage" office:value="0.79224303043200683" table:style-name="ce40">
            <text:p>79,2%</text:p>
          </table:table-cell>
          <table:table-cell office:value-type="float" office:value="516207" table:style-name="ce39">
            <text:p>516.207</text:p>
          </table:table-cell>
          <table:table-cell office:value-type="float" office:value="581354" table:style-name="ce39">
            <text:p>581.354</text:p>
          </table:table-cell>
          <table:table-cell office:value-type="percentage" office:value="0.88793919023520951" table:style-name="ce40">
            <text:p>88,8%</text:p>
          </table:table-cell>
          <table:table-cell office:value-type="percentage" office:value="0.78071588346589593" table:style-name="ce40">
            <text:p>78,1%</text:p>
          </table:table-cell>
          <table:table-cell table:number-columns-repeated="16363" table:style-name="ce18"/>
        </table:table-row>
        <table:table-row table:style-name="ro5">
          <table:table-cell office:value-type="string" table:style-name="ce38">
            <text:p>País Vasco</text:p>
          </table:table-cell>
          <table:table-cell office:value-type="float" office:value="164023" table:style-name="ce39">
            <text:p>164.023</text:p>
          </table:table-cell>
          <table:table-cell office:value-type="percentage" office:value="1" table:style-name="ce40">
            <text:p>100,0%</text:p>
          </table:table-cell>
          <table:table-cell office:value-type="float" office:value="213522" table:style-name="ce39">
            <text:p>213.522</text:p>
          </table:table-cell>
          <table:table-cell office:value-type="percentage" office:value="1" table:style-name="ce40">
            <text:p>100,0%</text:p>
          </table:table-cell>
          <table:table-cell office:value-type="float" office:value="277841" table:style-name="ce39">
            <text:p>277.841</text:p>
          </table:table-cell>
          <table:table-cell office:value-type="percentage" office:value="0.99186774192396798" table:style-name="ce40">
            <text:p>99,2%</text:p>
          </table:table-cell>
          <table:table-cell office:value-type="float" office:value="321828" table:style-name="ce39">
            <text:p>321.828</text:p>
          </table:table-cell>
          <table:table-cell office:value-type="percentage" office:value="0.94661697703079917" table:style-name="ce40">
            <text:p>94,7%</text:p>
          </table:table-cell>
          <table:table-cell office:value-type="float" office:value="316846" table:style-name="ce39">
            <text:p>316.846</text:p>
          </table:table-cell>
          <table:table-cell office:value-type="percentage" office:value="0.87494373614114151" table:style-name="ce40">
            <text:p>87,5%</text:p>
          </table:table-cell>
          <table:table-cell office:value-type="float" office:value="196276" table:style-name="ce39">
            <text:p>196.276</text:p>
          </table:table-cell>
          <table:table-cell office:value-type="percentage" office:value="0.75333438242439832" table:style-name="ce40">
            <text:p>75,3%</text:p>
          </table:table-cell>
          <table:table-cell office:value-type="float" office:value="150970" table:style-name="ce39">
            <text:p>150.970</text:p>
          </table:table-cell>
          <table:table-cell office:value-type="percentage" office:value="0.74910436948604209" table:style-name="ce40">
            <text:p>74,9%</text:p>
          </table:table-cell>
          <table:table-cell office:value-type="float" office:value="134251" table:style-name="ce39">
            <text:p>134.251</text:p>
          </table:table-cell>
          <table:table-cell office:value-type="percentage" office:value="0.7962409404173042" table:style-name="ce40">
            <text:p>79,6%</text:p>
          </table:table-cell>
          <table:table-cell office:value-type="float" office:value="1775557" table:style-name="ce39">
            <text:p>1.775.557</text:p>
          </table:table-cell>
          <table:table-cell office:value-type="float" office:value="1983943" table:style-name="ce39">
            <text:p>1.983.943</text:p>
          </table:table-cell>
          <table:table-cell office:value-type="percentage" office:value="0.89496371619547532" table:style-name="ce40">
            <text:p>89,5%</text:p>
          </table:table-cell>
          <table:table-cell office:value-type="percentage" office:value="0.79961891534534502" table:style-name="ce40">
            <text:p>80,0%</text:p>
          </table:table-cell>
          <table:table-cell table:number-columns-repeated="16363" table:style-name="ce18"/>
        </table:table-row>
        <table:table-row table:style-name="ro5">
          <table:table-cell office:value-type="string" table:style-name="ce38">
            <text:p>Ceuta</text:p>
          </table:table-cell>
          <table:table-cell office:value-type="float" office:value="2393" table:style-name="ce39">
            <text:p>2.393</text:p>
          </table:table-cell>
          <table:table-cell office:value-type="percentage" office:value="0.91861804222648757" table:style-name="ce40">
            <text:p>91,9%</text:p>
          </table:table-cell>
          <table:table-cell office:value-type="float" office:value="3879" table:style-name="ce39">
            <text:p>3.879</text:p>
          </table:table-cell>
          <table:table-cell office:value-type="percentage" office:value="0.89833256137100514" table:style-name="ce40">
            <text:p>89,8%</text:p>
          </table:table-cell>
          <table:table-cell office:value-type="float" office:value="7588" table:style-name="ce39">
            <text:p>7.588</text:p>
          </table:table-cell>
          <table:table-cell office:value-type="percentage" office:value="0.96576301387297947" table:style-name="ce40">
            <text:p>96,6%</text:p>
          </table:table-cell>
          <table:table-cell office:value-type="float" office:value="10408" table:style-name="ce39">
            <text:p>10.408</text:p>
          </table:table-cell>
          <table:table-cell office:value-type="percentage" office:value="0.90065766701280725" table:style-name="ce40">
            <text:p>90,1%</text:p>
          </table:table-cell>
          <table:table-cell office:value-type="float" office:value="10867" table:style-name="ce39">
            <text:p>10.867</text:p>
          </table:table-cell>
          <table:table-cell office:value-type="percentage" office:value="0.85959500079101403" table:style-name="ce40">
            <text:p>86,0%</text:p>
          </table:table-cell>
          <table:table-cell office:value-type="float" office:value="8710" table:style-name="ce39">
            <text:p>8.710</text:p>
          </table:table-cell>
          <table:table-cell office:value-type="percentage" office:value="0.73230200100891207" table:style-name="ce40">
            <text:p>73,2%</text:p>
          </table:table-cell>
          <table:table-cell office:value-type="float" office:value="8177" table:style-name="ce39">
            <text:p>8.177</text:p>
          </table:table-cell>
          <table:table-cell office:value-type="percentage" office:value="0.74560043767666639" table:style-name="ce40">
            <text:p>74,6%</text:p>
          </table:table-cell>
          <table:table-cell office:value-type="float" office:value="7064" table:style-name="ce39">
            <text:p>7.064</text:p>
          </table:table-cell>
          <table:table-cell office:value-type="percentage" office:value="0.77405215866754329" table:style-name="ce40">
            <text:p>77,4%</text:p>
          </table:table-cell>
          <table:table-cell office:value-type="float" office:value="59086" table:style-name="ce39">
            <text:p>59.086</text:p>
          </table:table-cell>
          <table:table-cell office:value-type="float" office:value="70965" table:style-name="ce39">
            <text:p>70.965</text:p>
          </table:table-cell>
          <table:table-cell office:value-type="percentage" office:value="0.83260762347636164" table:style-name="ce40">
            <text:p>83,3%</text:p>
          </table:table-cell>
          <table:table-cell office:value-type="percentage" office:value="0.70171729887651124" table:style-name="ce40">
            <text:p>70,2%</text:p>
          </table:table-cell>
          <table:table-cell table:number-columns-repeated="16363" table:style-name="ce18"/>
        </table:table-row>
        <table:table-row table:style-name="ro5">
          <table:table-cell office:value-type="string" table:style-name="ce38">
            <text:p>Melilla</text:p>
          </table:table-cell>
          <table:table-cell office:value-type="float" office:value="2004" table:style-name="ce39">
            <text:p>2.004</text:p>
          </table:table-cell>
          <table:table-cell office:value-type="percentage" office:value="0.85312899106002549" table:style-name="ce40">
            <text:p>85,3%</text:p>
          </table:table-cell>
          <table:table-cell office:value-type="float" office:value="3300" table:style-name="ce39">
            <text:p>3.300</text:p>
          </table:table-cell>
          <table:table-cell office:value-type="percentage" office:value="0.88046958377801499" table:style-name="ce40">
            <text:p>88,0%</text:p>
          </table:table-cell>
          <table:table-cell office:value-type="float" office:value="7095" table:style-name="ce39">
            <text:p>7.095</text:p>
          </table:table-cell>
          <table:table-cell office:value-type="percentage" office:value="0.90647757761594483" table:style-name="ce40">
            <text:p>90,6%</text:p>
          </table:table-cell>
          <table:table-cell office:value-type="float" office:value="9559" table:style-name="ce39">
            <text:p>9.559</text:p>
          </table:table-cell>
          <table:table-cell office:value-type="percentage" office:value="0.84600407115673959" table:style-name="ce40">
            <text:p>84,6%</text:p>
          </table:table-cell>
          <table:table-cell office:value-type="float" office:value="9864" table:style-name="ce39">
            <text:p>9.864</text:p>
          </table:table-cell>
          <table:table-cell office:value-type="percentage" office:value="0.82186302282952839" table:style-name="ce40">
            <text:p>82,2%</text:p>
          </table:table-cell>
          <table:table-cell office:value-type="float" office:value="8282" table:style-name="ce39">
            <text:p>8.282</text:p>
          </table:table-cell>
          <table:table-cell office:value-type="percentage" office:value="0.68260117036182311" table:style-name="ce40">
            <text:p>68,3%</text:p>
          </table:table-cell>
          <table:table-cell office:value-type="float" office:value="8065" table:style-name="ce39">
            <text:p>8.065</text:p>
          </table:table-cell>
          <table:table-cell office:value-type="percentage" office:value="0.67236348478532726" table:style-name="ce40">
            <text:p>67,2%</text:p>
          </table:table-cell>
          <table:table-cell office:value-type="float" office:value="6989" table:style-name="ce39">
            <text:p>6.989</text:p>
          </table:table-cell>
          <table:table-cell office:value-type="percentage" office:value="0.7299979110089827" table:style-name="ce40">
            <text:p>73,0%</text:p>
          </table:table-cell>
          <table:table-cell office:value-type="float" office:value="55158" table:style-name="ce39">
            <text:p>55.158</text:p>
          </table:table-cell>
          <table:table-cell office:value-type="float" office:value="70927" table:style-name="ce39">
            <text:p>70.927</text:p>
          </table:table-cell>
          <table:table-cell office:value-type="percentage" office:value="0.77767281853172976" table:style-name="ce40">
            <text:p>77,8%</text:p>
          </table:table-cell>
          <table:table-cell office:value-type="percentage" office:value="0.63344664431071707" table:style-name="ce40">
            <text:p>63,3%</text:p>
          </table:table-cell>
          <table:table-cell table:number-columns-repeated="16363" table:style-name="ce18"/>
        </table:table-row>
        <table:table-row table:style-name="ro5">
          <table:table-cell office:value-type="string" table:style-name="ce38">
            <text:p>Fuerzas Armadas</text:p>
          </table:table-cell>
          <table:table-cell office:value-type="float" office:value="32" table:style-name="ce39">
            <text:p>32</text:p>
          </table:table-cell>
          <table:table-cell office:value-type="string" table:style-name="ce40">
            <text:p>-</text:p>
          </table:table-cell>
          <table:table-cell office:value-type="float" office:value="18" table:style-name="ce39">
            <text:p>18</text:p>
          </table:table-cell>
          <table:table-cell office:value-type="string" table:style-name="ce40">
            <text:p>-</text:p>
          </table:table-cell>
          <table:table-cell office:value-type="float" office:value="3484" table:style-name="ce39">
            <text:p>3.484</text:p>
          </table:table-cell>
          <table:table-cell office:value-type="string" table:style-name="ce40">
            <text:p>-</text:p>
          </table:table-cell>
          <table:table-cell office:value-type="float" office:value="9362" table:style-name="ce39">
            <text:p>9.362</text:p>
          </table:table-cell>
          <table:table-cell office:value-type="string" table:style-name="ce40">
            <text:p>-</text:p>
          </table:table-cell>
          <table:table-cell office:value-type="float" office:value="21834" table:style-name="ce39">
            <text:p>21.834</text:p>
          </table:table-cell>
          <table:table-cell office:value-type="string" table:style-name="ce40">
            <text:p>-</text:p>
          </table:table-cell>
          <table:table-cell office:value-type="float" office:value="31629" table:style-name="ce39">
            <text:p>31.629</text:p>
          </table:table-cell>
          <table:table-cell office:value-type="string" table:style-name="ce40">
            <text:p>-</text:p>
          </table:table-cell>
          <table:table-cell office:value-type="float" office:value="24277" table:style-name="ce39">
            <text:p>24.277</text:p>
          </table:table-cell>
          <table:table-cell office:value-type="string" table:style-name="ce40">
            <text:p>-</text:p>
          </table:table-cell>
          <table:table-cell office:value-type="float" office:value="1068" table:style-name="ce39">
            <text:p>1.068</text:p>
          </table:table-cell>
          <table:table-cell office:value-type="string" table:style-name="ce40">
            <text:p>-</text:p>
          </table:table-cell>
          <table:table-cell office:value-type="float" office:value="91704" table:style-name="ce39">
            <text:p>91.704</text:p>
          </table:table-cell>
          <table:table-cell office:value-type="string" table:style-name="ce39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table:number-columns-repeated="16363" table:style-name="ce18"/>
        </table:table-row>
        <table:table-row table:style-name="ro5">
          <table:table-cell office:value-type="string" table:style-name="ce41">
            <text:p>Sanidad Exterior</text:p>
          </table:table-cell>
          <table:table-cell office:value-type="float" office:value="21" table:style-name="ce42">
            <text:p>21</text:p>
          </table:table-cell>
          <table:table-cell office:value-type="string" table:style-name="ce43">
            <text:p>-</text:p>
          </table:table-cell>
          <table:table-cell office:value-type="float" office:value="22" table:style-name="ce42">
            <text:p>22</text:p>
          </table:table-cell>
          <table:table-cell office:value-type="string" table:style-name="ce43">
            <text:p>-</text:p>
          </table:table-cell>
          <table:table-cell office:value-type="float" office:value="170" table:style-name="ce42">
            <text:p>170</text:p>
          </table:table-cell>
          <table:table-cell office:value-type="string" table:style-name="ce43">
            <text:p>-</text:p>
          </table:table-cell>
          <table:table-cell office:value-type="float" office:value="491" table:style-name="ce42">
            <text:p>491</text:p>
          </table:table-cell>
          <table:table-cell office:value-type="string" table:style-name="ce43">
            <text:p>-</text:p>
          </table:table-cell>
          <table:table-cell office:value-type="float" office:value="944" table:style-name="ce42">
            <text:p>944</text:p>
          </table:table-cell>
          <table:table-cell office:value-type="string" table:style-name="ce43">
            <text:p>-</text:p>
          </table:table-cell>
          <table:table-cell office:value-type="float" office:value="1055" table:style-name="ce42">
            <text:p>1.055</text:p>
          </table:table-cell>
          <table:table-cell office:value-type="string" table:style-name="ce43">
            <text:p>-</text:p>
          </table:table-cell>
          <table:table-cell office:value-type="float" office:value="956" table:style-name="ce42">
            <text:p>956</text:p>
          </table:table-cell>
          <table:table-cell office:value-type="string" table:style-name="ce43">
            <text:p>-</text:p>
          </table:table-cell>
          <table:table-cell office:value-type="float" office:value="146" table:style-name="ce42">
            <text:p>146</text:p>
          </table:table-cell>
          <table:table-cell office:value-type="string" table:style-name="ce43">
            <text:p>-</text:p>
          </table:table-cell>
          <table:table-cell office:value-type="float" office:value="3805" table:style-name="ce42">
            <text:p>3.805</text:p>
          </table:table-cell>
          <table:table-cell office:value-type="string" table:style-name="ce42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number-columns-repeated="24" table:style-name="ce18"/>
          <table:table-cell table:number-columns-repeated="16339" table:style-name="ce44"/>
        </table:table-row>
        <table:table-row table:style-name="ro5">
          <table:table-cell office:value-type="string" table:style-name="ce45">
            <text:p>Total España</text:p>
          </table:table-cell>
          <table:table-cell office:value-type="float" office:value="2933730" table:style-name="ce46">
            <text:p>2.933.730</text:p>
          </table:table-cell>
          <table:table-cell office:value-type="percentage" office:value="1" table:style-name="ce47">
            <text:p>100,0%</text:p>
          </table:table-cell>
          <table:table-cell office:value-type="float" office:value="3936107" table:style-name="ce46">
            <text:p>3.936.107</text:p>
          </table:table-cell>
          <table:table-cell office:value-type="percentage" office:value="0.99395511919687785" table:style-name="ce47">
            <text:p>99,4%</text:p>
          </table:table-cell>
          <table:table-cell office:value-type="float" office:value="5253296" table:style-name="ce46">
            <text:p>5.253.296</text:p>
          </table:table-cell>
          <table:table-cell office:value-type="percentage" office:value="0.98431886461759499" table:style-name="ce47">
            <text:p>98,4%</text:p>
          </table:table-cell>
          <table:table-cell office:value-type="float" office:value="6632088" table:style-name="ce46">
            <text:p>6.632.088</text:p>
          </table:table-cell>
          <table:table-cell office:value-type="percentage" office:value="0.94295456503669828" table:style-name="ce47">
            <text:p>94,3%</text:p>
          </table:table-cell>
          <table:table-cell office:value-type="float" office:value="6881251" table:style-name="ce46">
            <text:p>6.881.251</text:p>
          </table:table-cell>
          <table:table-cell office:value-type="percentage" office:value="0.87195645267955579" table:style-name="ce47">
            <text:p>87,2%</text:p>
          </table:table-cell>
          <table:table-cell office:value-type="float" office:value="4736569" table:style-name="ce46">
            <text:p>4.736.569</text:p>
          </table:table-cell>
          <table:table-cell office:value-type="percentage" office:value="0.76023477133020123" table:style-name="ce47">
            <text:p>76,0%</text:p>
          </table:table-cell>
          <table:table-cell office:value-type="float" office:value="3762297" table:style-name="ce46">
            <text:p>3.762.297</text:p>
          </table:table-cell>
          <table:table-cell office:value-type="percentage" office:value="0.76088390661403049" table:style-name="ce47">
            <text:p>76,1%</text:p>
          </table:table-cell>
          <table:table-cell office:value-type="float" office:value="3081169" table:style-name="ce46">
            <text:p>3.081.169</text:p>
          </table:table-cell>
          <table:table-cell office:value-type="percentage" office:value="0.79234193761080218" table:style-name="ce47">
            <text:p>79,2%</text:p>
          </table:table-cell>
          <table:table-cell office:value-type="float" office:value="37216507" table:style-name="ce46">
            <text:p>37.216.507</text:p>
          </table:table-cell>
          <table:table-cell office:value-type="float" office:value="42119827" table:style-name="ce46">
            <text:p>42.119.827</text:p>
          </table:table-cell>
          <table:table-cell office:value-type="percentage" office:value="0.88358641643993452" table:style-name="ce47">
            <text:p>88,4%</text:p>
          </table:table-cell>
          <table:table-cell office:value-type="percentage" office:value="0.78431788129155688" table:style-name="ce47">
            <text:p>78,4%</text:p>
          </table:table-cell>
          <table:table-cell table:number-columns-repeated="16363" table:style-name="ce1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0"/>
          <table:covered-table-cell table:number-columns-repeated="6"/>
          <table:table-cell table:style-name="ce18"/>
          <table:table-cell table:style-name="ce48"/>
          <table:table-cell table:style-name="ce18"/>
          <table:table-cell table:style-name="ce48"/>
          <table:table-cell table:style-name="ce44"/>
          <table:table-cell table:style-name="ce48"/>
          <table:table-cell table:style-name="ce18"/>
          <table:table-cell table:style-name="ce48"/>
          <table:table-cell table:number-columns-repeated="2" table:style-name="ce18"/>
          <table:table-cell table:style-name="ce48"/>
          <table:table-cell table:number-columns-repeated="16366" table:style-name="ce18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18"/>
        <table:table-column table:style-name="co8" table:default-cell-style-name="ce18"/>
        <table:table-column table:style-name="co8" table:default-cell-style-name="ce48"/>
        <table:table-column table:style-name="co8" table:default-cell-style-name="ce18"/>
        <table:table-column table:style-name="co8" table:default-cell-style-name="ce48"/>
        <table:table-column table:style-name="co8" table:default-cell-style-name="ce18"/>
        <table:table-column table:style-name="co8" table:default-cell-style-name="ce48"/>
        <table:table-column table:style-name="co8" table:default-cell-style-name="ce18"/>
        <table:table-column table:style-name="co8" table:default-cell-style-name="ce48"/>
        <table:table-column table:style-name="co8" table:default-cell-style-name="ce18"/>
        <table:table-column table:style-name="co8" table:default-cell-style-name="ce48"/>
        <table:table-column table:style-name="co8" table:default-cell-style-name="ce44"/>
        <table:table-column table:style-name="co4" table:default-cell-style-name="ce48"/>
        <table:table-column table:style-name="co4" table:default-cell-style-name="ce18"/>
        <table:table-column table:style-name="co4" table:default-cell-style-name="ce48"/>
        <table:table-column table:style-name="co4" table:number-columns-repeated="2" table:default-cell-style-name="ce18"/>
        <table:table-column table:style-name="co4" table:default-cell-style-name="ce48"/>
        <table:table-column table:style-name="co4" table:number-columns-repeated="3" table:default-cell-style-name="ce18"/>
        <table:table-column table:style-name="co3" table:number-columns-repeated="20" table:default-cell-style-name="ce18"/>
        <table:table-column table:style-name="co4" table:number-columns-repeated="16343" table:default-cell-style-name="ce18"/>
        <table:table-row table:style-name="ro8">
          <table:table-cell table:style-name="ce29"/>
          <table:table-cell office:value-type="string" table:style-name="ce30">
            <text:p>Personas pauta completa ≥80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70-7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60-6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50-5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40-4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30-3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20-2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12-19 años</text:p>
          </table:table-cell>
          <table:table-cell office:value-type="string" table:style-name="ce31">
            <text:p>%</text:p>
          </table:table-cell>
          <table:table-cell office:value-type="string" table:style-name="ce32">
            <text:p>Total Personas pauta completa</text:p>
          </table:table-cell>
          <table:table-cell office:value-type="string" table:style-name="ce32">
            <text:p>Total Población INE Población a Vacunar (1)</text:p>
          </table:table-cell>
          <table:table-cell office:value-type="string" table:style-name="ce33">
            <text:p>% pauta completa sobre Población a Vacunar INE</text:p>
          </table:table-cell>
          <table:table-cell office:value-type="string" table:style-name="ce33">
            <text:p>% pauta completa sobre Total Población INE</text:p>
          </table:table-cell>
          <table:table-cell table:number-columns-repeated="16363" table:style-name="ce34"/>
        </table:table-row>
        <table:table-row table:style-name="ro5">
          <table:table-cell office:value-type="string" table:style-name="ce35">
            <text:p>Andalucía</text:p>
          </table:table-cell>
          <table:table-cell office:value-type="float" office:value="426943" table:style-name="ce36">
            <text:p>426.943</text:p>
          </table:table-cell>
          <table:table-cell office:value-type="percentage" office:value="1" table:style-name="ce37">
            <text:p>100,0%</text:p>
          </table:table-cell>
          <table:table-cell office:value-type="float" office:value="647192" table:style-name="ce36">
            <text:p>647.192</text:p>
          </table:table-cell>
          <table:table-cell office:value-type="percentage" office:value="0.99509672023014206" table:style-name="ce37">
            <text:p>99,5%</text:p>
          </table:table-cell>
          <table:table-cell office:value-type="float" office:value="909785" table:style-name="ce36">
            <text:p>909.785</text:p>
          </table:table-cell>
          <table:table-cell office:value-type="percentage" office:value="0.99305569957659634" table:style-name="ce37">
            <text:p>99,3%</text:p>
          </table:table-cell>
          <table:table-cell office:value-type="float" office:value="1189156" table:style-name="ce36">
            <text:p>1.189.156</text:p>
          </table:table-cell>
          <table:table-cell office:value-type="percentage" office:value="0.94002866355578285" table:style-name="ce37">
            <text:p>94,0%</text:p>
          </table:table-cell>
          <table:table-cell office:value-type="float" office:value="1206073" table:style-name="ce36">
            <text:p>1.206.073</text:p>
          </table:table-cell>
          <table:table-cell office:value-type="percentage" office:value="0.8707391593760514" table:style-name="ce37">
            <text:p>87,1%</text:p>
          </table:table-cell>
          <table:table-cell office:value-type="float" office:value="855767" table:style-name="ce36">
            <text:p>855.767</text:p>
          </table:table-cell>
          <table:table-cell office:value-type="percentage" office:value="0.75052994298453712" table:style-name="ce37">
            <text:p>75,1%</text:p>
          </table:table-cell>
          <table:table-cell office:value-type="float" office:value="663900" table:style-name="ce36">
            <text:p>663.900</text:p>
          </table:table-cell>
          <table:table-cell office:value-type="percentage" office:value="0.71489180248785367" table:style-name="ce37">
            <text:p>71,5%</text:p>
          </table:table-cell>
          <table:table-cell office:value-type="float" office:value="480759" table:style-name="ce36">
            <text:p>480.759</text:p>
          </table:table-cell>
          <table:table-cell office:value-type="percentage" office:value="0.63853703046989863" table:style-name="ce37">
            <text:p>63,9%</text:p>
          </table:table-cell>
          <table:table-cell office:value-type="float" office:value="6379575" table:style-name="ce36">
            <text:p>6.379.575</text:p>
          </table:table-cell>
          <table:table-cell office:value-type="float" office:value="7451975" table:style-name="ce36">
            <text:p>7.451.975</text:p>
          </table:table-cell>
          <table:table-cell office:value-type="percentage" office:value="0.85609184142458883" table:style-name="ce37">
            <text:p>85,6%</text:p>
          </table:table-cell>
          <table:table-cell office:value-type="percentage" office:value="0.75369390734925323" table:style-name="ce37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Aragón</text:p>
          </table:table-cell>
          <table:table-cell office:value-type="float" office:value="99736" table:style-name="ce39">
            <text:p>99.736</text:p>
          </table:table-cell>
          <table:table-cell office:value-type="percentage" office:value="1" table:style-name="ce40">
            <text:p>100,0%</text:p>
          </table:table-cell>
          <table:table-cell office:value-type="float" office:value="118171" table:style-name="ce39">
            <text:p>118.171</text:p>
          </table:table-cell>
          <table:table-cell office:value-type="percentage" office:value="0.99340927241393806" table:style-name="ce40">
            <text:p>99,3%</text:p>
          </table:table-cell>
          <table:table-cell office:value-type="float" office:value="151278" table:style-name="ce39">
            <text:p>151.278</text:p>
          </table:table-cell>
          <table:table-cell office:value-type="percentage" office:value="0.96745476986832257" table:style-name="ce40">
            <text:p>96,7%</text:p>
          </table:table-cell>
          <table:table-cell office:value-type="float" office:value="182020" table:style-name="ce39">
            <text:p>182.020</text:p>
          </table:table-cell>
          <table:table-cell office:value-type="percentage" office:value="0.91805957652850212" table:style-name="ce40">
            <text:p>91,8%</text:p>
          </table:table-cell>
          <table:table-cell office:value-type="float" office:value="181283" table:style-name="ce39">
            <text:p>181.283</text:p>
          </table:table-cell>
          <table:table-cell office:value-type="percentage" office:value="0.84340034334684078" table:style-name="ce40">
            <text:p>84,3%</text:p>
          </table:table-cell>
          <table:table-cell office:value-type="float" office:value="114957" table:style-name="ce39">
            <text:p>114.957</text:p>
          </table:table-cell>
          <table:table-cell office:value-type="percentage" office:value="0.69973704393557579" table:style-name="ce40">
            <text:p>70,0%</text:p>
          </table:table-cell>
          <table:table-cell office:value-type="float" office:value="91345" table:style-name="ce39">
            <text:p>91.345</text:p>
          </table:table-cell>
          <table:table-cell office:value-type="percentage" office:value="0.70049309437811058" table:style-name="ce40">
            <text:p>70,0%</text:p>
          </table:table-cell>
          <table:table-cell office:value-type="float" office:value="63630" table:style-name="ce39">
            <text:p>63.630</text:p>
          </table:table-cell>
          <table:table-cell office:value-type="percentage" office:value="0.6171139279791289" table:style-name="ce40">
            <text:p>61,7%</text:p>
          </table:table-cell>
          <table:table-cell office:value-type="float" office:value="1002420" table:style-name="ce39">
            <text:p>1.002.420</text:p>
          </table:table-cell>
          <table:table-cell office:value-type="float" office:value="1185134" table:style-name="ce39">
            <text:p>1.185.134</text:p>
          </table:table-cell>
          <table:table-cell office:value-type="percentage" office:value="0.84582840421420702" table:style-name="ce40">
            <text:p>84,6%</text:p>
          </table:table-cell>
          <table:table-cell office:value-type="percentage" office:value="0.75404452113787446" table:style-name="ce40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Asturias<text:s/></text:p>
          </table:table-cell>
          <table:table-cell office:value-type="float" office:value="88006" table:style-name="ce39">
            <text:p>88.006</text:p>
          </table:table-cell>
          <table:table-cell office:value-type="percentage" office:value="1" table:style-name="ce40">
            <text:p>100,0%</text:p>
          </table:table-cell>
          <table:table-cell office:value-type="float" office:value="113679" table:style-name="ce39">
            <text:p>113.679</text:p>
          </table:table-cell>
          <table:table-cell office:value-type="percentage" office:value="1" table:style-name="ce40">
            <text:p>100,0%</text:p>
          </table:table-cell>
          <table:table-cell office:value-type="float" office:value="146258" table:style-name="ce39">
            <text:p>146.258</text:p>
          </table:table-cell>
          <table:table-cell office:value-type="percentage" office:value="0.97732071739769599" table:style-name="ce40">
            <text:p>97,7%</text:p>
          </table:table-cell>
          <table:table-cell office:value-type="float" office:value="151422" table:style-name="ce39">
            <text:p>151.422</text:p>
          </table:table-cell>
          <table:table-cell office:value-type="percentage" office:value="0.93099695656183712" table:style-name="ce40">
            <text:p>93,1%</text:p>
          </table:table-cell>
          <table:table-cell office:value-type="float" office:value="148082" table:style-name="ce39">
            <text:p>148.082</text:p>
          </table:table-cell>
          <table:table-cell office:value-type="percentage" office:value="0.88675573227620319" table:style-name="ce40">
            <text:p>88,7%</text:p>
          </table:table-cell>
          <table:table-cell office:value-type="float" office:value="85788" table:style-name="ce39">
            <text:p>85.788</text:p>
          </table:table-cell>
          <table:table-cell office:value-type="percentage" office:value="0.74956094747970747" table:style-name="ce40">
            <text:p>75,0%</text:p>
          </table:table-cell>
          <table:table-cell office:value-type="float" office:value="59905" table:style-name="ce39">
            <text:p>59.905</text:p>
          </table:table-cell>
          <table:table-cell office:value-type="percentage" office:value="0.75722718711683579" table:style-name="ce40">
            <text:p>75,7%</text:p>
          </table:table-cell>
          <table:table-cell office:value-type="float" office:value="44935" table:style-name="ce39">
            <text:p>44.935</text:p>
          </table:table-cell>
          <table:table-cell office:value-type="percentage" office:value="0.70210937500000004" table:style-name="ce40">
            <text:p>70,2%</text:p>
          </table:table-cell>
          <table:table-cell office:value-type="float" office:value="838075" table:style-name="ce39">
            <text:p>838.075</text:p>
          </table:table-cell>
          <table:table-cell office:value-type="float" office:value="933927" table:style-name="ce39">
            <text:p>933.927</text:p>
          </table:table-cell>
          <table:table-cell office:value-type="percentage" office:value="0.89736671067438889" table:style-name="ce40">
            <text:p>89,7%</text:p>
          </table:table-cell>
          <table:table-cell office:value-type="percentage" office:value="0.82262285234161514" table:style-name="ce40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Baleares</text:p>
          </table:table-cell>
          <table:table-cell office:value-type="float" office:value="50662" table:style-name="ce39">
            <text:p>50.662</text:p>
          </table:table-cell>
          <table:table-cell office:value-type="percentage" office:value="1" table:style-name="ce40">
            <text:p>100,0%</text:p>
          </table:table-cell>
          <table:table-cell office:value-type="float" office:value="78378" table:style-name="ce39">
            <text:p>78.378</text:p>
          </table:table-cell>
          <table:table-cell office:value-type="percentage" office:value="0.97344627154851204" table:style-name="ce40">
            <text:p>97,3%</text:p>
          </table:table-cell>
          <table:table-cell office:value-type="float" office:value="108029" table:style-name="ce39">
            <text:p>108.029</text:p>
          </table:table-cell>
          <table:table-cell office:value-type="percentage" office:value="0.92150540386075352" table:style-name="ce40">
            <text:p>92,2%</text:p>
          </table:table-cell>
          <table:table-cell office:value-type="float" office:value="145854" table:style-name="ce39">
            <text:p>145.854</text:p>
          </table:table-cell>
          <table:table-cell office:value-type="percentage" office:value="0.87971434947556348" table:style-name="ce40">
            <text:p>88,0%</text:p>
          </table:table-cell>
          <table:table-cell office:value-type="float" office:value="159366" table:style-name="ce39">
            <text:p>159.366</text:p>
          </table:table-cell>
          <table:table-cell office:value-type="percentage" office:value="0.77297596181828765" table:style-name="ce40">
            <text:p>77,3%</text:p>
          </table:table-cell>
          <table:table-cell office:value-type="float" office:value="113609" table:style-name="ce39">
            <text:p>113.609</text:p>
          </table:table-cell>
          <table:table-cell office:value-type="percentage" office:value="0.62358455872263119" table:style-name="ce40">
            <text:p>62,4%</text:p>
          </table:table-cell>
          <table:table-cell office:value-type="float" office:value="84680" table:style-name="ce39">
            <text:p>84.680</text:p>
          </table:table-cell>
          <table:table-cell office:value-type="percentage" office:value="0.61388119644488259" table:style-name="ce40">
            <text:p>61,4%</text:p>
          </table:table-cell>
          <table:table-cell office:value-type="float" office:value="62376" table:style-name="ce39">
            <text:p>62.376</text:p>
          </table:table-cell>
          <table:table-cell office:value-type="percentage" office:value="0.65328864683703392" table:style-name="ce40">
            <text:p>65,3%</text:p>
          </table:table-cell>
          <table:table-cell office:value-type="float" office:value="802954" table:style-name="ce39">
            <text:p>802.954</text:p>
          </table:table-cell>
          <table:table-cell office:value-type="float" office:value="1034867" table:style-name="ce39">
            <text:p>1.034.867</text:p>
          </table:table-cell>
          <table:table-cell office:value-type="percentage" office:value="0.77590067129399232" table:style-name="ce40">
            <text:p>77,6%</text:p>
          </table:table-cell>
          <table:table-cell office:value-type="percentage" office:value="0.68538158650600101" table:style-name="ce40">
            <text:p>68,5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narias</text:p>
          </table:table-cell>
          <table:table-cell office:value-type="float" office:value="91442" table:style-name="ce39">
            <text:p>91.442</text:p>
          </table:table-cell>
          <table:table-cell office:value-type="percentage" office:value="1" table:style-name="ce40">
            <text:p>100,0%</text:p>
          </table:table-cell>
          <table:table-cell office:value-type="float" office:value="149529" table:style-name="ce39">
            <text:p>149.529</text:p>
          </table:table-cell>
          <table:table-cell office:value-type="percentage" office:value="0.96763109020196592" table:style-name="ce40">
            <text:p>96,8%</text:p>
          </table:table-cell>
          <table:table-cell office:value-type="float" office:value="216172" table:style-name="ce39">
            <text:p>216.172</text:p>
          </table:table-cell>
          <table:table-cell office:value-type="percentage" office:value="0.91952086842597791" table:style-name="ce40">
            <text:p>92,0%</text:p>
          </table:table-cell>
          <table:table-cell office:value-type="float" office:value="315049" table:style-name="ce39">
            <text:p>315.049</text:p>
          </table:table-cell>
          <table:table-cell office:value-type="percentage" office:value="0.89882514721321949" table:style-name="ce40">
            <text:p>89,9%</text:p>
          </table:table-cell>
          <table:table-cell office:value-type="float" office:value="307998" table:style-name="ce39">
            <text:p>307.998</text:p>
          </table:table-cell>
          <table:table-cell office:value-type="percentage" office:value="0.79396479722832303" table:style-name="ce40">
            <text:p>79,4%</text:p>
          </table:table-cell>
          <table:table-cell office:value-type="float" office:value="212060" table:style-name="ce39">
            <text:p>212.060</text:p>
          </table:table-cell>
          <table:table-cell office:value-type="percentage" office:value="0.68200968694320985" table:style-name="ce40">
            <text:p>68,2%</text:p>
          </table:table-cell>
          <table:table-cell office:value-type="float" office:value="166037" table:style-name="ce39">
            <text:p>166.037</text:p>
          </table:table-cell>
          <table:table-cell office:value-type="percentage" office:value="0.6595365206476318" table:style-name="ce40">
            <text:p>66,0%</text:p>
          </table:table-cell>
          <table:table-cell office:value-type="float" office:value="119999" table:style-name="ce39">
            <text:p>119.999</text:p>
          </table:table-cell>
          <table:table-cell office:value-type="percentage" office:value="0.6674138055696146" table:style-name="ce40">
            <text:p>66,7%</text:p>
          </table:table-cell>
          <table:table-cell office:value-type="float" office:value="1578286" table:style-name="ce39">
            <text:p>1.578.286</text:p>
          </table:table-cell>
          <table:table-cell office:value-type="float" office:value="1960774" table:style-name="ce39">
            <text:p>1.960.774</text:p>
          </table:table-cell>
          <table:table-cell office:value-type="percentage" office:value="0.80493009393229409" table:style-name="ce40">
            <text:p>80,5%</text:p>
          </table:table-cell>
          <table:table-cell office:value-type="percentage" office:value="0.72533125730714643" table:style-name="ce40">
            <text:p>72,5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ntabria</text:p>
          </table:table-cell>
          <table:table-cell office:value-type="float" office:value="41936" table:style-name="ce39">
            <text:p>41.936</text:p>
          </table:table-cell>
          <table:table-cell office:value-type="percentage" office:value="1" table:style-name="ce40">
            <text:p>100,0%</text:p>
          </table:table-cell>
          <table:table-cell office:value-type="float" office:value="55704" table:style-name="ce39">
            <text:p>55.704</text:p>
          </table:table-cell>
          <table:table-cell office:value-type="percentage" office:value="1" table:style-name="ce40">
            <text:p>100,0%</text:p>
          </table:table-cell>
          <table:table-cell office:value-type="float" office:value="75230" table:style-name="ce39">
            <text:p>75.230</text:p>
          </table:table-cell>
          <table:table-cell office:value-type="percentage" office:value="0.97265498739414313" table:style-name="ce40">
            <text:p>97,3%</text:p>
          </table:table-cell>
          <table:table-cell office:value-type="float" office:value="82208" table:style-name="ce39">
            <text:p>82.208</text:p>
          </table:table-cell>
          <table:table-cell office:value-type="percentage" office:value="0.91378773731714913" table:style-name="ce40">
            <text:p>91,4%</text:p>
          </table:table-cell>
          <table:table-cell office:value-type="float" office:value="84448" table:style-name="ce39">
            <text:p>84.448</text:p>
          </table:table-cell>
          <table:table-cell office:value-type="percentage" office:value="0.86375026849001213" table:style-name="ce40">
            <text:p>86,4%</text:p>
          </table:table-cell>
          <table:table-cell office:value-type="float" office:value="47137" table:style-name="ce39">
            <text:p>47.137</text:p>
          </table:table-cell>
          <table:table-cell office:value-type="percentage" office:value="0.66886609055950508" table:style-name="ce40">
            <text:p>66,9%</text:p>
          </table:table-cell>
          <table:table-cell office:value-type="float" office:value="32599" table:style-name="ce39">
            <text:p>32.599</text:p>
          </table:table-cell>
          <table:table-cell office:value-type="percentage" office:value="0.64546084546084548" table:style-name="ce40">
            <text:p>64,5%</text:p>
          </table:table-cell>
          <table:table-cell office:value-type="float" office:value="12686" table:style-name="ce39">
            <text:p>12.686</text:p>
          </table:table-cell>
          <table:table-cell office:value-type="percentage" office:value="0.28856083524782206" table:style-name="ce40">
            <text:p>28,9%</text:p>
          </table:table-cell>
          <table:table-cell office:value-type="float" office:value="431948" table:style-name="ce39">
            <text:p>431.948</text:p>
          </table:table-cell>
          <table:table-cell office:value-type="float" office:value="524127" table:style-name="ce39">
            <text:p>524.127</text:p>
          </table:table-cell>
          <table:table-cell office:value-type="percentage" office:value="0.82412850320628395" table:style-name="ce40">
            <text:p>82,4%</text:p>
          </table:table-cell>
          <table:table-cell office:value-type="percentage" office:value="0.74102641082166043" table:style-name="ce40">
            <text:p>74,1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stilla y Leon</text:p>
          </table:table-cell>
          <table:table-cell office:value-type="float" office:value="226464" table:style-name="ce39">
            <text:p>226.464</text:p>
          </table:table-cell>
          <table:table-cell office:value-type="percentage" office:value="1" table:style-name="ce40">
            <text:p>100,0%</text:p>
          </table:table-cell>
          <table:table-cell office:value-type="float" office:value="248553" table:style-name="ce39">
            <text:p>248.553</text:p>
          </table:table-cell>
          <table:table-cell office:value-type="percentage" office:value="1" table:style-name="ce40">
            <text:p>100,0%</text:p>
          </table:table-cell>
          <table:table-cell office:value-type="float" office:value="314407" table:style-name="ce39">
            <text:p>314.407</text:p>
          </table:table-cell>
          <table:table-cell office:value-type="percentage" office:value="0.98691673860158513" table:style-name="ce40">
            <text:p>98,7%</text:p>
          </table:table-cell>
          <table:table-cell office:value-type="float" office:value="344390" table:style-name="ce39">
            <text:p>344.390</text:p>
          </table:table-cell>
          <table:table-cell office:value-type="percentage" office:value="0.90349576965960521" table:style-name="ce40">
            <text:p>90,3%</text:p>
          </table:table-cell>
          <table:table-cell office:value-type="float" office:value="309558" table:style-name="ce39">
            <text:p>309.558</text:p>
          </table:table-cell>
          <table:table-cell office:value-type="percentage" office:value="0.85206094053205983" table:style-name="ce40">
            <text:p>85,2%</text:p>
          </table:table-cell>
          <table:table-cell office:value-type="float" office:value="196335" table:style-name="ce39">
            <text:p>196.335</text:p>
          </table:table-cell>
          <table:table-cell office:value-type="percentage" office:value="0.73318694614669344" table:style-name="ce40">
            <text:p>73,3%</text:p>
          </table:table-cell>
          <table:table-cell office:value-type="float" office:value="148123" table:style-name="ce39">
            <text:p>148.123</text:p>
          </table:table-cell>
          <table:table-cell office:value-type="percentage" office:value="0.70198477768404688" table:style-name="ce40">
            <text:p>70,2%</text:p>
          </table:table-cell>
          <table:table-cell office:value-type="float" office:value="78777" table:style-name="ce39">
            <text:p>78.777</text:p>
          </table:table-cell>
          <table:table-cell office:value-type="percentage" office:value="0.47644881518307508" table:style-name="ce40">
            <text:p>47,6%</text:p>
          </table:table-cell>
          <table:table-cell office:value-type="float" office:value="1866607" table:style-name="ce39">
            <text:p>1.866.607</text:p>
          </table:table-cell>
          <table:table-cell office:value-type="float" office:value="2176253" table:style-name="ce39">
            <text:p>2.176.253</text:p>
          </table:table-cell>
          <table:table-cell office:value-type="percentage" office:value="0.85771599166089607" table:style-name="ce40">
            <text:p>85,8%</text:p>
          </table:table-cell>
          <table:table-cell office:value-type="percentage" office:value="0.77940330316111028" table:style-name="ce40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stilla - La Mancha</text:p>
          </table:table-cell>
          <table:table-cell office:value-type="float" office:value="135663" table:style-name="ce39">
            <text:p>135.663</text:p>
          </table:table-cell>
          <table:table-cell office:value-type="percentage" office:value="1" table:style-name="ce40">
            <text:p>100,0%</text:p>
          </table:table-cell>
          <table:table-cell office:value-type="float" office:value="156551" table:style-name="ce39">
            <text:p>156.551</text:p>
          </table:table-cell>
          <table:table-cell office:value-type="percentage" office:value="0.98397244517633453" table:style-name="ce40">
            <text:p>98,4%</text:p>
          </table:table-cell>
          <table:table-cell office:value-type="float" office:value="213488" table:style-name="ce39">
            <text:p>213.488</text:p>
          </table:table-cell>
          <table:table-cell office:value-type="percentage" office:value="0.97731226309717822" table:style-name="ce40">
            <text:p>97,7%</text:p>
          </table:table-cell>
          <table:table-cell office:value-type="float" office:value="274874" table:style-name="ce39">
            <text:p>274.874</text:p>
          </table:table-cell>
          <table:table-cell office:value-type="percentage" office:value="0.89396314533072285" table:style-name="ce40">
            <text:p>89,4%</text:p>
          </table:table-cell>
          <table:table-cell office:value-type="float" office:value="271737" table:style-name="ce39">
            <text:p>271.737</text:p>
          </table:table-cell>
          <table:table-cell office:value-type="percentage" office:value="0.82193856717230529" table:style-name="ce40">
            <text:p>82,2%</text:p>
          </table:table-cell>
          <table:table-cell office:value-type="float" office:value="186581" table:style-name="ce39">
            <text:p>186.581</text:p>
          </table:table-cell>
          <table:table-cell office:value-type="percentage" office:value="0.7016934874257712" table:style-name="ce40">
            <text:p>70,2%</text:p>
          </table:table-cell>
          <table:table-cell office:value-type="float" office:value="148559" table:style-name="ce39">
            <text:p>148.559</text:p>
          </table:table-cell>
          <table:table-cell office:value-type="percentage" office:value="0.68118520420562245" table:style-name="ce40">
            <text:p>68,1%</text:p>
          </table:table-cell>
          <table:table-cell office:value-type="float" office:value="104006" table:style-name="ce39">
            <text:p>104.006</text:p>
          </table:table-cell>
          <table:table-cell office:value-type="percentage" office:value="0.59783183500793236" table:style-name="ce40">
            <text:p>59,8%</text:p>
          </table:table-cell>
          <table:table-cell office:value-type="float" office:value="1491459" table:style-name="ce39">
            <text:p>1.491.459</text:p>
          </table:table-cell>
          <table:table-cell office:value-type="float" office:value="1808784" table:style-name="ce39">
            <text:p>1.808.784</text:p>
          </table:table-cell>
          <table:table-cell office:value-type="percentage" office:value="0.82456445877451368" table:style-name="ce40">
            <text:p>82,5%</text:p>
          </table:table-cell>
          <table:table-cell office:value-type="percentage" office:value="0.72924099644977247" table:style-name="ce40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taluña</text:p>
          </table:table-cell>
          <table:table-cell office:value-type="float" office:value="451823" table:style-name="ce39">
            <text:p>451.823</text:p>
          </table:table-cell>
          <table:table-cell office:value-type="percentage" office:value="1" table:style-name="ce40">
            <text:p>100,0%</text:p>
          </table:table-cell>
          <table:table-cell office:value-type="float" office:value="612413" table:style-name="ce39">
            <text:p>612.413</text:p>
          </table:table-cell>
          <table:table-cell office:value-type="percentage" office:value="0.96398663921472327" table:style-name="ce40">
            <text:p>96,4%</text:p>
          </table:table-cell>
          <table:table-cell office:value-type="float" office:value="779656" table:style-name="ce39">
            <text:p>779.656</text:p>
          </table:table-cell>
          <table:table-cell office:value-type="percentage" office:value="0.93083917553343909" table:style-name="ce40">
            <text:p>93,1%</text:p>
          </table:table-cell>
          <table:table-cell office:value-type="float" office:value="1000941" table:style-name="ce39">
            <text:p>1.000.941</text:p>
          </table:table-cell>
          <table:table-cell office:value-type="percentage" office:value="0.91679734012346814" table:style-name="ce40">
            <text:p>91,7%</text:p>
          </table:table-cell>
          <table:table-cell office:value-type="float" office:value="1079499" table:style-name="ce39">
            <text:p>1.079.499</text:p>
          </table:table-cell>
          <table:table-cell office:value-type="percentage" office:value="0.81981765780270432" table:style-name="ce40">
            <text:p>82,0%</text:p>
          </table:table-cell>
          <table:table-cell office:value-type="float" office:value="687267" table:style-name="ce39">
            <text:p>687.267</text:p>
          </table:table-cell>
          <table:table-cell office:value-type="percentage" office:value="0.65789085743386311" table:style-name="ce40">
            <text:p>65,8%</text:p>
          </table:table-cell>
          <table:table-cell office:value-type="float" office:value="532044" table:style-name="ce39">
            <text:p>532.044</text:p>
          </table:table-cell>
          <table:table-cell office:value-type="percentage" office:value="0.63418977632355311" table:style-name="ce40">
            <text:p>63,4%</text:p>
          </table:table-cell>
          <table:table-cell office:value-type="float" office:value="391009" table:style-name="ce39">
            <text:p>391.009</text:p>
          </table:table-cell>
          <table:table-cell office:value-type="percentage" office:value="0.59589951323293189" table:style-name="ce40">
            <text:p>59,6%</text:p>
          </table:table-cell>
          <table:table-cell office:value-type="float" office:value="5534652" table:style-name="ce39">
            <text:p>5.534.652</text:p>
          </table:table-cell>
          <table:table-cell office:value-type="float" office:value="6868360" table:style-name="ce39">
            <text:p>6.868.360</text:p>
          </table:table-cell>
          <table:table-cell office:value-type="percentage" office:value="0.80581856513054062" table:style-name="ce40">
            <text:p>80,6%</text:p>
          </table:table-cell>
          <table:table-cell office:value-type="percentage" office:value="0.71135106206186016" table:style-name="ce40">
            <text:p>71,1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. Valenciana</text:p>
          </table:table-cell>
          <table:table-cell office:value-type="float" office:value="292480" table:style-name="ce39">
            <text:p>292.480</text:p>
          </table:table-cell>
          <table:table-cell office:value-type="percentage" office:value="1" table:style-name="ce40">
            <text:p>100,0%</text:p>
          </table:table-cell>
          <table:table-cell office:value-type="float" office:value="430456" table:style-name="ce39">
            <text:p>430.456</text:p>
          </table:table-cell>
          <table:table-cell office:value-type="percentage" office:value="0.98308599513088601" table:style-name="ce40">
            <text:p>98,3%</text:p>
          </table:table-cell>
          <table:table-cell office:value-type="float" office:value="555426" table:style-name="ce39">
            <text:p>555.426</text:p>
          </table:table-cell>
          <table:table-cell office:value-type="percentage" office:value="0.9564305492416415" table:style-name="ce40">
            <text:p>95,6%</text:p>
          </table:table-cell>
          <table:table-cell office:value-type="float" office:value="704134" table:style-name="ce39">
            <text:p>704.134</text:p>
          </table:table-cell>
          <table:table-cell office:value-type="percentage" office:value="0.93593271073751816" table:style-name="ce40">
            <text:p>93,6%</text:p>
          </table:table-cell>
          <table:table-cell office:value-type="float" office:value="731304" table:style-name="ce39">
            <text:p>731.304</text:p>
          </table:table-cell>
          <table:table-cell office:value-type="percentage" office:value="0.85875329384632004" table:style-name="ce40">
            <text:p>85,9%</text:p>
          </table:table-cell>
          <table:table-cell office:value-type="float" office:value="458891" table:style-name="ce39">
            <text:p>458.891</text:p>
          </table:table-cell>
          <table:table-cell office:value-type="percentage" office:value="0.7073366226903981" table:style-name="ce40">
            <text:p>70,7%</text:p>
          </table:table-cell>
          <table:table-cell office:value-type="float" office:value="360461" table:style-name="ce39">
            <text:p>360.461</text:p>
          </table:table-cell>
          <table:table-cell office:value-type="percentage" office:value="0.69839729058408218" table:style-name="ce40">
            <text:p>69,8%</text:p>
          </table:table-cell>
          <table:table-cell office:value-type="float" office:value="264719" table:style-name="ce39">
            <text:p>264.719</text:p>
          </table:table-cell>
          <table:table-cell office:value-type="percentage" office:value="0.62355634806409899" table:style-name="ce40">
            <text:p>62,4%</text:p>
          </table:table-cell>
          <table:table-cell office:value-type="float" office:value="3797871" table:style-name="ce39">
            <text:p>3.797.871</text:p>
          </table:table-cell>
          <table:table-cell office:value-type="float" office:value="4488459" table:style-name="ce39">
            <text:p>4.488.459</text:p>
          </table:table-cell>
          <table:table-cell office:value-type="percentage" office:value="0.84614140398742643" table:style-name="ce40">
            <text:p>84,6%</text:p>
          </table:table-cell>
          <table:table-cell office:value-type="percentage" office:value="0.75096023552241653" table:style-name="ce40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Extremadura</text:p>
          </table:table-cell>
          <table:table-cell office:value-type="float" office:value="77161" table:style-name="ce39">
            <text:p>77.161</text:p>
          </table:table-cell>
          <table:table-cell office:value-type="percentage" office:value="1" table:style-name="ce40">
            <text:p>100,0%</text:p>
          </table:table-cell>
          <table:table-cell office:value-type="float" office:value="95140" table:style-name="ce39">
            <text:p>95.140</text:p>
          </table:table-cell>
          <table:table-cell office:value-type="percentage" office:value="1" table:style-name="ce40">
            <text:p>100,0%</text:p>
          </table:table-cell>
          <table:table-cell office:value-type="float" office:value="130694" table:style-name="ce39">
            <text:p>130.694</text:p>
          </table:table-cell>
          <table:table-cell office:value-type="percentage" office:value="1.0430736569909893" table:style-name="ce40">
            <text:p>104,3%</text:p>
          </table:table-cell>
          <table:table-cell office:value-type="float" office:value="159274" table:style-name="ce39">
            <text:p>159.274</text:p>
          </table:table-cell>
          <table:table-cell office:value-type="percentage" office:value="0.94124669062027233" table:style-name="ce40">
            <text:p>94,1%</text:p>
          </table:table-cell>
          <table:table-cell office:value-type="float" office:value="142962" table:style-name="ce39">
            <text:p>142.962</text:p>
          </table:table-cell>
          <table:table-cell office:value-type="percentage" office:value="0.89634719801371843" table:style-name="ce40">
            <text:p>89,6%</text:p>
          </table:table-cell>
          <table:table-cell office:value-type="float" office:value="106900" table:style-name="ce39">
            <text:p>106.900</text:p>
          </table:table-cell>
          <table:table-cell office:value-type="percentage" office:value="0.80087504401441423" table:style-name="ce40">
            <text:p>80,1%</text:p>
          </table:table-cell>
          <table:table-cell office:value-type="float" office:value="82250" table:style-name="ce39">
            <text:p>82.250</text:p>
          </table:table-cell>
          <table:table-cell office:value-type="percentage" office:value="0.72582068478644546" table:style-name="ce40">
            <text:p>72,6%</text:p>
          </table:table-cell>
          <table:table-cell office:value-type="float" office:value="51248" table:style-name="ce39">
            <text:p>51.248</text:p>
          </table:table-cell>
          <table:table-cell office:value-type="percentage" office:value="0.60469616519174041" table:style-name="ce40">
            <text:p>60,5%</text:p>
          </table:table-cell>
          <table:table-cell office:value-type="float" office:value="845629" table:style-name="ce39">
            <text:p>845.629</text:p>
          </table:table-cell>
          <table:table-cell office:value-type="float" office:value="953437" table:style-name="ce39">
            <text:p>953.437</text:p>
          </table:table-cell>
          <table:table-cell office:value-type="percentage" office:value="0.88692698101709921" table:style-name="ce40">
            <text:p>88,7%</text:p>
          </table:table-cell>
          <table:table-cell office:value-type="percentage" office:value="0.79477380832660549" table:style-name="ce40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Galicia</text:p>
          </table:table-cell>
          <table:table-cell office:value-type="float" office:value="240179" table:style-name="ce39">
            <text:p>240.179</text:p>
          </table:table-cell>
          <table:table-cell office:value-type="percentage" office:value="1" table:style-name="ce40">
            <text:p>100,0%</text:p>
          </table:table-cell>
          <table:table-cell office:value-type="float" office:value="289325" table:style-name="ce39">
            <text:p>289.325</text:p>
          </table:table-cell>
          <table:table-cell office:value-type="percentage" office:value="0.99849186573808846" table:style-name="ce40">
            <text:p>99,8%</text:p>
          </table:table-cell>
          <table:table-cell office:value-type="float" office:value="341741" table:style-name="ce39">
            <text:p>341.741</text:p>
          </table:table-cell>
          <table:table-cell office:value-type="percentage" office:value="0.98505161028112542" table:style-name="ce40">
            <text:p>98,5%</text:p>
          </table:table-cell>
          <table:table-cell office:value-type="float" office:value="385753" table:style-name="ce39">
            <text:p>385.753</text:p>
          </table:table-cell>
          <table:table-cell office:value-type="percentage" office:value="0.95039037766482959" table:style-name="ce40">
            <text:p>95,0%</text:p>
          </table:table-cell>
          <table:table-cell office:value-type="float" office:value="398574" table:style-name="ce39">
            <text:p>398.574</text:p>
          </table:table-cell>
          <table:table-cell office:value-type="percentage" office:value="0.89926695711620164" table:style-name="ce40">
            <text:p>89,9%</text:p>
          </table:table-cell>
          <table:table-cell office:value-type="float" office:value="246537" table:style-name="ce39">
            <text:p>246.537</text:p>
          </table:table-cell>
          <table:table-cell office:value-type="percentage" office:value="0.76230952852124867" table:style-name="ce40">
            <text:p>76,2%</text:p>
          </table:table-cell>
          <table:table-cell office:value-type="float" office:value="178443" table:style-name="ce39">
            <text:p>178.443</text:p>
          </table:table-cell>
          <table:table-cell office:value-type="percentage" office:value="0.77254406206571102" table:style-name="ce40">
            <text:p>77,3%</text:p>
          </table:table-cell>
          <table:table-cell office:value-type="float" office:value="66345" table:style-name="ce39">
            <text:p>66.345</text:p>
          </table:table-cell>
          <table:table-cell office:value-type="percentage" office:value="0.36856900009444077" table:style-name="ce40">
            <text:p>36,9%</text:p>
          </table:table-cell>
          <table:table-cell office:value-type="float" office:value="2146897" table:style-name="ce39">
            <text:p>2.146.897</text:p>
          </table:table-cell>
          <table:table-cell office:value-type="float" office:value="2454497" table:style-name="ce39">
            <text:p>2.454.497</text:p>
          </table:table-cell>
          <table:table-cell office:value-type="percentage" office:value="0.87467900755226025" table:style-name="ce40">
            <text:p>87,5%</text:p>
          </table:table-cell>
          <table:table-cell office:value-type="percentage" office:value="0.79461170418891869" table:style-name="ce40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La Rioja</text:p>
          </table:table-cell>
          <table:table-cell office:value-type="float" office:value="23128" table:style-name="ce39">
            <text:p>23.128</text:p>
          </table:table-cell>
          <table:table-cell office:value-type="percentage" office:value="1" table:style-name="ce40">
            <text:p>100,0%</text:p>
          </table:table-cell>
          <table:table-cell office:value-type="float" office:value="28506" table:style-name="ce39">
            <text:p>28.506</text:p>
          </table:table-cell>
          <table:table-cell office:value-type="percentage" office:value="1" table:style-name="ce40">
            <text:p>100,0%</text:p>
          </table:table-cell>
          <table:table-cell office:value-type="float" office:value="37127" table:style-name="ce39">
            <text:p>37.127</text:p>
          </table:table-cell>
          <table:table-cell office:value-type="percentage" office:value="0.98433108860491014" table:style-name="ce40">
            <text:p>98,4%</text:p>
          </table:table-cell>
          <table:table-cell office:value-type="float" office:value="44179" table:style-name="ce39">
            <text:p>44.179</text:p>
          </table:table-cell>
          <table:table-cell office:value-type="percentage" office:value="0.9268840214837194" table:style-name="ce40">
            <text:p>92,7%</text:p>
          </table:table-cell>
          <table:table-cell office:value-type="float" office:value="45601" table:style-name="ce39">
            <text:p>45.601</text:p>
          </table:table-cell>
          <table:table-cell office:value-type="percentage" office:value="0.86125748389899337" table:style-name="ce40">
            <text:p>86,1%</text:p>
          </table:table-cell>
          <table:table-cell office:value-type="float" office:value="27946" table:style-name="ce39">
            <text:p>27.946</text:p>
          </table:table-cell>
          <table:table-cell office:value-type="percentage" office:value="0.71075052773468295" table:style-name="ce40">
            <text:p>71,1%</text:p>
          </table:table-cell>
          <table:table-cell office:value-type="float" office:value="19747" table:style-name="ce39">
            <text:p>19.747</text:p>
          </table:table-cell>
          <table:table-cell office:value-type="percentage" office:value="0.64833541269945494" table:style-name="ce40">
            <text:p>64,8%</text:p>
          </table:table-cell>
          <table:table-cell office:value-type="float" office:value="14135" table:style-name="ce39">
            <text:p>14.135</text:p>
          </table:table-cell>
          <table:table-cell office:value-type="percentage" office:value="0.55361898793670683" table:style-name="ce40">
            <text:p>55,4%</text:p>
          </table:table-cell>
          <table:table-cell office:value-type="float" office:value="240369" table:style-name="ce39">
            <text:p>240.369</text:p>
          </table:table-cell>
          <table:table-cell office:value-type="float" office:value="283970" table:style-name="ce39">
            <text:p>283.970</text:p>
          </table:table-cell>
          <table:table-cell office:value-type="percentage" office:value="0.84645913300700781" table:style-name="ce40">
            <text:p>84,6%</text:p>
          </table:table-cell>
          <table:table-cell office:value-type="percentage" office:value="0.75135505167013639" table:style-name="ce40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Madrid</text:p>
          </table:table-cell>
          <table:table-cell office:value-type="float" office:value="369881" table:style-name="ce39">
            <text:p>369.881</text:p>
          </table:table-cell>
          <table:table-cell office:value-type="percentage" office:value="1" table:style-name="ce40">
            <text:p>100,0%</text:p>
          </table:table-cell>
          <table:table-cell office:value-type="float" office:value="506942" table:style-name="ce39">
            <text:p>506.942</text:p>
          </table:table-cell>
          <table:table-cell office:value-type="percentage" office:value="0.9636196707351149" table:style-name="ce40">
            <text:p>96,4%</text:p>
          </table:table-cell>
          <table:table-cell office:value-type="float" office:value="669129" table:style-name="ce39">
            <text:p>669.129</text:p>
          </table:table-cell>
          <table:table-cell office:value-type="percentage" office:value="0.95138222409902706" table:style-name="ce40">
            <text:p>95,1%</text:p>
          </table:table-cell>
          <table:table-cell office:value-type="float" office:value="918746" table:style-name="ce39">
            <text:p>918.746</text:p>
          </table:table-cell>
          <table:table-cell office:value-type="percentage" office:value="0.94445112630463324" table:style-name="ce40">
            <text:p>94,4%</text:p>
          </table:table-cell>
          <table:table-cell office:value-type="float" office:value="976323" table:style-name="ce39">
            <text:p>976.323</text:p>
          </table:table-cell>
          <table:table-cell office:value-type="percentage" office:value="0.83734758411658605" table:style-name="ce40">
            <text:p>83,7%</text:p>
          </table:table-cell>
          <table:table-cell office:value-type="float" office:value="657176" table:style-name="ce39">
            <text:p>657.176</text:p>
          </table:table-cell>
          <table:table-cell office:value-type="percentage" office:value="0.69202645212922786" table:style-name="ce40">
            <text:p>69,2%</text:p>
          </table:table-cell>
          <table:table-cell office:value-type="float" office:value="486729" table:style-name="ce39">
            <text:p>486.729</text:p>
          </table:table-cell>
          <table:table-cell office:value-type="percentage" office:value="0.65554934509579443" table:style-name="ce40">
            <text:p>65,6%</text:p>
          </table:table-cell>
          <table:table-cell office:value-type="float" office:value="276905" table:style-name="ce39">
            <text:p>276.905</text:p>
          </table:table-cell>
          <table:table-cell office:value-type="percentage" office:value="0.50024207738527515" table:style-name="ce40">
            <text:p>50,0%</text:p>
          </table:table-cell>
          <table:table-cell office:value-type="float" office:value="4861831" table:style-name="ce39">
            <text:p>4.861.831</text:p>
          </table:table-cell>
          <table:table-cell office:value-type="float" office:value="5977937" table:style-name="ce39">
            <text:p>5.977.937</text:p>
          </table:table-cell>
          <table:table-cell office:value-type="percentage" office:value="0.81329579083887971" table:style-name="ce40">
            <text:p>81,3%</text:p>
          </table:table-cell>
          <table:table-cell office:value-type="percentage" office:value="0.71709606412377314" table:style-name="ce40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Murcia</text:p>
          </table:table-cell>
          <table:table-cell office:value-type="float" office:value="72693" table:style-name="ce39">
            <text:p>72.693</text:p>
          </table:table-cell>
          <table:table-cell office:value-type="percentage" office:value="1" table:style-name="ce40">
            <text:p>100,0%</text:p>
          </table:table-cell>
          <table:table-cell office:value-type="float" office:value="100495" table:style-name="ce39">
            <text:p>100.495</text:p>
          </table:table-cell>
          <table:table-cell office:value-type="percentage" office:value="0.97663728510481151" table:style-name="ce40">
            <text:p>97,7%</text:p>
          </table:table-cell>
          <table:table-cell office:value-type="float" office:value="142976" table:style-name="ce39">
            <text:p>142.976</text:p>
          </table:table-cell>
          <table:table-cell office:value-type="percentage" office:value="0.97322832501752787" table:style-name="ce40">
            <text:p>97,3%</text:p>
          </table:table-cell>
          <table:table-cell office:value-type="float" office:value="202228" table:style-name="ce39">
            <text:p>202.228</text:p>
          </table:table-cell>
          <table:table-cell office:value-type="percentage" office:value="0.94828750422027985" table:style-name="ce40">
            <text:p>94,8%</text:p>
          </table:table-cell>
          <table:table-cell office:value-type="float" office:value="221076" table:style-name="ce39">
            <text:p>221.076</text:p>
          </table:table-cell>
          <table:table-cell office:value-type="percentage" office:value="0.86984029556533948" table:style-name="ce40">
            <text:p>87,0%</text:p>
          </table:table-cell>
          <table:table-cell office:value-type="float" office:value="151214" table:style-name="ce39">
            <text:p>151.214</text:p>
          </table:table-cell>
          <table:table-cell office:value-type="percentage" office:value="0.72350157653239422" table:style-name="ce40">
            <text:p>72,4%</text:p>
          </table:table-cell>
          <table:table-cell office:value-type="float" office:value="121831" table:style-name="ce39">
            <text:p>121.831</text:p>
          </table:table-cell>
          <table:table-cell office:value-type="percentage" office:value="0.70729993962194049" table:style-name="ce40">
            <text:p>70,7%</text:p>
          </table:table-cell>
          <table:table-cell office:value-type="float" office:value="96282" table:style-name="ce39">
            <text:p>96.282</text:p>
          </table:table-cell>
          <table:table-cell office:value-type="percentage" office:value="0.67854877584675888" table:style-name="ce40">
            <text:p>67,9%</text:p>
          </table:table-cell>
          <table:table-cell office:value-type="float" office:value="1108795" table:style-name="ce39">
            <text:p>1.108.795</text:p>
          </table:table-cell>
          <table:table-cell office:value-type="float" office:value="1310137" table:style-name="ce39">
            <text:p>1.310.137</text:p>
          </table:table-cell>
          <table:table-cell office:value-type="percentage" office:value="0.84631988868339725" table:style-name="ce40">
            <text:p>84,6%</text:p>
          </table:table-cell>
          <table:table-cell office:value-type="percentage" office:value="0.7336934764642008" table:style-name="ce40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Navarra</text:p>
          </table:table-cell>
          <table:table-cell office:value-type="float" office:value="42069" table:style-name="ce39">
            <text:p>42.069</text:p>
          </table:table-cell>
          <table:table-cell office:value-type="percentage" office:value="1" table:style-name="ce40">
            <text:p>100,0%</text:p>
          </table:table-cell>
          <table:table-cell office:value-type="float" office:value="55652" table:style-name="ce39">
            <text:p>55.652</text:p>
          </table:table-cell>
          <table:table-cell office:value-type="percentage" office:value="0.99749067966733584" table:style-name="ce40">
            <text:p>99,7%</text:p>
          </table:table-cell>
          <table:table-cell office:value-type="float" office:value="71101" table:style-name="ce39">
            <text:p>71.101</text:p>
          </table:table-cell>
          <table:table-cell office:value-type="percentage" office:value="0.96285412491197664" table:style-name="ce40">
            <text:p>96,3%</text:p>
          </table:table-cell>
          <table:table-cell office:value-type="float" office:value="90260" table:style-name="ce39">
            <text:p>90.260</text:p>
          </table:table-cell>
          <table:table-cell office:value-type="percentage" office:value="0.9334601940141064" table:style-name="ce40">
            <text:p>93,3%</text:p>
          </table:table-cell>
          <table:table-cell office:value-type="float" office:value="92088" table:style-name="ce39">
            <text:p>92.088</text:p>
          </table:table-cell>
          <table:table-cell office:value-type="percentage" office:value="0.85265087683561414" table:style-name="ce40">
            <text:p>85,3%</text:p>
          </table:table-cell>
          <table:table-cell office:value-type="float" office:value="59384" table:style-name="ce39">
            <text:p>59.384</text:p>
          </table:table-cell>
          <table:table-cell office:value-type="percentage" office:value="0.73006233019018696" table:style-name="ce40">
            <text:p>73,0%</text:p>
          </table:table-cell>
          <table:table-cell office:value-type="float" office:value="49109" table:style-name="ce39">
            <text:p>49.109</text:p>
          </table:table-cell>
          <table:table-cell office:value-type="percentage" office:value="0.72084489262700546" table:style-name="ce40">
            <text:p>72,1%</text:p>
          </table:table-cell>
          <table:table-cell office:value-type="float" office:value="39043" table:style-name="ce39">
            <text:p>39.043</text:p>
          </table:table-cell>
          <table:table-cell office:value-type="percentage" office:value="0.69239909200539118" table:style-name="ce40">
            <text:p>69,2%</text:p>
          </table:table-cell>
          <table:table-cell office:value-type="float" office:value="498706" table:style-name="ce39">
            <text:p>498.706</text:p>
          </table:table-cell>
          <table:table-cell office:value-type="float" office:value="581354" table:style-name="ce39">
            <text:p>581.354</text:p>
          </table:table-cell>
          <table:table-cell office:value-type="percentage" office:value="0.85783532924861616" table:style-name="ce40">
            <text:p>85,8%</text:p>
          </table:table-cell>
          <table:table-cell office:value-type="percentage" office:value="0.75424722132738053" table:style-name="ce40">
            <text:p>75,4%</text:p>
          </table:table-cell>
          <table:table-cell table:number-columns-repeated="16363" table:style-name="ce18"/>
        </table:table-row>
        <table:table-row table:style-name="ro5">
          <table:table-cell office:value-type="string" table:style-name="ce38">
            <text:p>País Vasco</text:p>
          </table:table-cell>
          <table:table-cell office:value-type="float" office:value="161697" table:style-name="ce39">
            <text:p>161.697</text:p>
          </table:table-cell>
          <table:table-cell office:value-type="percentage" office:value="1.0237226970560305" table:style-name="ce40">
            <text:p>102,4%</text:p>
          </table:table-cell>
          <table:table-cell office:value-type="float" office:value="211844" table:style-name="ce39">
            <text:p>211.844</text:p>
          </table:table-cell>
          <table:table-cell office:value-type="percentage" office:value="0.99419469591376053" table:style-name="ce40">
            <text:p>99,4%</text:p>
          </table:table-cell>
          <table:table-cell office:value-type="float" office:value="271658" table:style-name="ce39">
            <text:p>271.658</text:p>
          </table:table-cell>
          <table:table-cell office:value-type="percentage" office:value="0.96979497999064679" table:style-name="ce40">
            <text:p>97,0%</text:p>
          </table:table-cell>
          <table:table-cell office:value-type="float" office:value="318092" table:style-name="ce39">
            <text:p>318.092</text:p>
          </table:table-cell>
          <table:table-cell office:value-type="percentage" office:value="0.9356279983645952" table:style-name="ce40">
            <text:p>93,6%</text:p>
          </table:table-cell>
          <table:table-cell office:value-type="float" office:value="311099" table:style-name="ce39">
            <text:p>311.099</text:p>
          </table:table-cell>
          <table:table-cell office:value-type="percentage" office:value="0.85907387617256648" table:style-name="ce40">
            <text:p>85,9%</text:p>
          </table:table-cell>
          <table:table-cell office:value-type="float" office:value="182182" table:style-name="ce39">
            <text:p>182.182</text:p>
          </table:table-cell>
          <table:table-cell office:value-type="percentage" office:value="0.69923966485378608" table:style-name="ce40">
            <text:p>69,9%</text:p>
          </table:table-cell>
          <table:table-cell office:value-type="float" office:value="130190" table:style-name="ce39">
            <text:p>130.190</text:p>
          </table:table-cell>
          <table:table-cell office:value-type="percentage" office:value="0.64599521668800297" table:style-name="ce40">
            <text:p>64,6%</text:p>
          </table:table-cell>
          <table:table-cell office:value-type="float" office:value="91900" table:style-name="ce39">
            <text:p>91.900</text:p>
          </table:table-cell>
          <table:table-cell office:value-type="percentage" office:value="0.54505770850384916" table:style-name="ce40">
            <text:p>54,5%</text:p>
          </table:table-cell>
          <table:table-cell office:value-type="float" office:value="1678662" table:style-name="ce39">
            <text:p>1.678.662</text:p>
          </table:table-cell>
          <table:table-cell office:value-type="float" office:value="1983943" table:style-name="ce39">
            <text:p>1.983.943</text:p>
          </table:table-cell>
          <table:table-cell office:value-type="percentage" office:value="0.84612410739623067" table:style-name="ce40">
            <text:p>84,6%</text:p>
          </table:table-cell>
          <table:table-cell office:value-type="percentage" office:value="0.75598242561148277" table:style-name="ce40">
            <text:p>75,6%</text:p>
          </table:table-cell>
          <table:table-cell table:number-columns-repeated="16363" table:style-name="ce18"/>
        </table:table-row>
        <table:table-row table:style-name="ro5">
          <table:table-cell office:value-type="string" table:style-name="ce38">
            <text:p>Ceuta</text:p>
          </table:table-cell>
          <table:table-cell office:value-type="float" office:value="2365" table:style-name="ce39">
            <text:p>2.365</text:p>
          </table:table-cell>
          <table:table-cell office:value-type="percentage" office:value="0.90786948176583493" table:style-name="ce40">
            <text:p>90,8%</text:p>
          </table:table-cell>
          <table:table-cell office:value-type="float" office:value="3830" table:style-name="ce39">
            <text:p>3.830</text:p>
          </table:table-cell>
          <table:table-cell office:value-type="percentage" office:value="0.88698471514590083" table:style-name="ce40">
            <text:p>88,7%</text:p>
          </table:table-cell>
          <table:table-cell office:value-type="float" office:value="7358" table:style-name="ce39">
            <text:p>7.358</text:p>
          </table:table-cell>
          <table:table-cell office:value-type="percentage" office:value="0.93648975435917015" table:style-name="ce40">
            <text:p>93,6%</text:p>
          </table:table-cell>
          <table:table-cell office:value-type="float" office:value="10148" table:style-name="ce39">
            <text:p>10.148</text:p>
          </table:table-cell>
          <table:table-cell office:value-type="percentage" office:value="0.87815853236413988" table:style-name="ce40">
            <text:p>87,8%</text:p>
          </table:table-cell>
          <table:table-cell office:value-type="float" office:value="10432" table:style-name="ce39">
            <text:p>10.432</text:p>
          </table:table-cell>
          <table:table-cell office:value-type="percentage" office:value="0.8251858883088119" table:style-name="ce40">
            <text:p>82,5%</text:p>
          </table:table-cell>
          <table:table-cell office:value-type="float" office:value="8058" table:style-name="ce39">
            <text:p>8.058</text:p>
          </table:table-cell>
          <table:table-cell office:value-type="percentage" office:value="0.67748444593912893" table:style-name="ce40">
            <text:p>67,7%</text:p>
          </table:table-cell>
          <table:table-cell office:value-type="float" office:value="7257" table:style-name="ce39">
            <text:p>7.257</text:p>
          </table:table-cell>
          <table:table-cell office:value-type="percentage" office:value="0.6617124099571442" table:style-name="ce40">
            <text:p>66,2%</text:p>
          </table:table-cell>
          <table:table-cell office:value-type="float" office:value="5505" table:style-name="ce39">
            <text:p>5.505</text:p>
          </table:table-cell>
          <table:table-cell office:value-type="percentage" office:value="0.60322156476002631" table:style-name="ce40">
            <text:p>60,3%</text:p>
          </table:table-cell>
          <table:table-cell office:value-type="float" office:value="54953" table:style-name="ce39">
            <text:p>54.953</text:p>
          </table:table-cell>
          <table:table-cell office:value-type="float" office:value="70965" table:style-name="ce39">
            <text:p>70.965</text:p>
          </table:table-cell>
          <table:table-cell office:value-type="percentage" office:value="0.77436764602268726" table:style-name="ce40">
            <text:p>77,4%</text:p>
          </table:table-cell>
          <table:table-cell office:value-type="percentage" office:value="0.65263295408660127" table:style-name="ce40">
            <text:p>65,3%</text:p>
          </table:table-cell>
          <table:table-cell table:number-columns-repeated="16363" table:style-name="ce18"/>
        </table:table-row>
        <table:table-row table:style-name="ro5">
          <table:table-cell office:value-type="string" table:style-name="ce38">
            <text:p>Melilla</text:p>
          </table:table-cell>
          <table:table-cell office:value-type="float" office:value="1950" table:style-name="ce39">
            <text:p>1.950</text:p>
          </table:table-cell>
          <table:table-cell office:value-type="percentage" office:value="0.83014048531289908" table:style-name="ce40">
            <text:p>83,0%</text:p>
          </table:table-cell>
          <table:table-cell office:value-type="float" office:value="3222" table:style-name="ce39">
            <text:p>3.222</text:p>
          </table:table-cell>
          <table:table-cell office:value-type="percentage" office:value="0.85965848452508009" table:style-name="ce40">
            <text:p>86,0%</text:p>
          </table:table-cell>
          <table:table-cell office:value-type="float" office:value="6906" table:style-name="ce39">
            <text:p>6.906</text:p>
          </table:table-cell>
          <table:table-cell office:value-type="percentage" office:value="0.88233039478727482" table:style-name="ce40">
            <text:p>88,2%</text:p>
          </table:table-cell>
          <table:table-cell office:value-type="float" office:value="9329" table:style-name="ce39">
            <text:p>9.329</text:p>
          </table:table-cell>
          <table:table-cell office:value-type="percentage" office:value="0.82564828745906715" table:style-name="ce40">
            <text:p>82,6%</text:p>
          </table:table-cell>
          <table:table-cell office:value-type="float" office:value="9592" table:style-name="ce39">
            <text:p>9.592</text:p>
          </table:table-cell>
          <table:table-cell office:value-type="percentage" office:value="0.79920013331111484" table:style-name="ce40">
            <text:p>79,9%</text:p>
          </table:table-cell>
          <table:table-cell office:value-type="float" office:value="7819" table:style-name="ce39">
            <text:p>7.819</text:p>
          </table:table-cell>
          <table:table-cell office:value-type="percentage" office:value="0.64444078134014671" table:style-name="ce40">
            <text:p>64,4%</text:p>
          </table:table-cell>
          <table:table-cell office:value-type="float" office:value="7189" table:style-name="ce39">
            <text:p>7.189</text:p>
          </table:table-cell>
          <table:table-cell office:value-type="percentage" office:value="0.59933305543976656" table:style-name="ce40">
            <text:p>59,9%</text:p>
          </table:table-cell>
          <table:table-cell office:value-type="float" office:value="5799" table:style-name="ce39">
            <text:p>5.799</text:p>
          </table:table-cell>
          <table:table-cell office:value-type="percentage" office:value="0.6057029454773345" table:style-name="ce40">
            <text:p>60,6%</text:p>
          </table:table-cell>
          <table:table-cell office:value-type="float" office:value="51806" table:style-name="ce39">
            <text:p>51.806</text:p>
          </table:table-cell>
          <table:table-cell office:value-type="float" office:value="70927" table:style-name="ce39">
            <text:p>70.927</text:p>
          </table:table-cell>
          <table:table-cell office:value-type="percentage" office:value="0.73041295980374188" table:style-name="ce40">
            <text:p>73,0%</text:p>
          </table:table-cell>
          <table:table-cell office:value-type="percentage" office:value="0.59495153658872713" table:style-name="ce40">
            <text:p>59,5%</text:p>
          </table:table-cell>
          <table:table-cell table:number-columns-repeated="16363" table:style-name="ce18"/>
        </table:table-row>
        <table:table-row table:style-name="ro5">
          <table:table-cell office:value-type="string" table:style-name="ce38">
            <text:p>Fuerzas Armadas</text:p>
          </table:table-cell>
          <table:table-cell office:value-type="float" office:value="23" table:style-name="ce39">
            <text:p>23</text:p>
          </table:table-cell>
          <table:table-cell office:value-type="string" table:style-name="ce40">
            <text:p>-</text:p>
          </table:table-cell>
          <table:table-cell office:value-type="float" office:value="17" table:style-name="ce39">
            <text:p>17</text:p>
          </table:table-cell>
          <table:table-cell office:value-type="string" table:style-name="ce40">
            <text:p>-</text:p>
          </table:table-cell>
          <table:table-cell office:value-type="float" office:value="3359" table:style-name="ce39">
            <text:p>3.359</text:p>
          </table:table-cell>
          <table:table-cell office:value-type="string" table:style-name="ce40">
            <text:p>-</text:p>
          </table:table-cell>
          <table:table-cell office:value-type="float" office:value="8822" table:style-name="ce39">
            <text:p>8.822</text:p>
          </table:table-cell>
          <table:table-cell office:value-type="string" table:style-name="ce40">
            <text:p>-</text:p>
          </table:table-cell>
          <table:table-cell office:value-type="float" office:value="20508" table:style-name="ce39">
            <text:p>20.508</text:p>
          </table:table-cell>
          <table:table-cell office:value-type="string" table:style-name="ce40">
            <text:p>-</text:p>
          </table:table-cell>
          <table:table-cell office:value-type="float" office:value="29579" table:style-name="ce39">
            <text:p>29.579</text:p>
          </table:table-cell>
          <table:table-cell office:value-type="string" table:style-name="ce40">
            <text:p>-</text:p>
          </table:table-cell>
          <table:table-cell office:value-type="float" office:value="22095" table:style-name="ce39">
            <text:p>22.095</text:p>
          </table:table-cell>
          <table:table-cell office:value-type="string" table:style-name="ce40">
            <text:p>-</text:p>
          </table:table-cell>
          <table:table-cell office:value-type="float" office:value="946" table:style-name="ce39">
            <text:p>946</text:p>
          </table:table-cell>
          <table:table-cell office:value-type="string" table:style-name="ce40">
            <text:p>-</text:p>
          </table:table-cell>
          <table:table-cell office:value-type="float" office:value="85349" table:style-name="ce39">
            <text:p>85.349</text:p>
          </table:table-cell>
          <table:table-cell office:value-type="string" table:style-name="ce39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table:number-columns-repeated="16363" table:style-name="ce18"/>
        </table:table-row>
        <table:table-row table:style-name="ro5">
          <table:table-cell office:value-type="string" table:style-name="ce49">
            <text:p>Sanidad Exterior</text:p>
          </table:table-cell>
          <table:table-cell office:value-type="float" office:value="19" table:style-name="ce42">
            <text:p>19</text:p>
          </table:table-cell>
          <table:table-cell office:value-type="string" table:style-name="ce43">
            <text:p>-</text:p>
          </table:table-cell>
          <table:table-cell office:value-type="float" office:value="21" table:style-name="ce42">
            <text:p>21</text:p>
          </table:table-cell>
          <table:table-cell office:value-type="string" table:style-name="ce43">
            <text:p>-</text:p>
          </table:table-cell>
          <table:table-cell office:value-type="float" office:value="159" table:style-name="ce42">
            <text:p>159</text:p>
          </table:table-cell>
          <table:table-cell office:value-type="string" table:style-name="ce43">
            <text:p>-</text:p>
          </table:table-cell>
          <table:table-cell office:value-type="float" office:value="479" table:style-name="ce42">
            <text:p>479</text:p>
          </table:table-cell>
          <table:table-cell office:value-type="string" table:style-name="ce43">
            <text:p>-</text:p>
          </table:table-cell>
          <table:table-cell office:value-type="float" office:value="900" table:style-name="ce42">
            <text:p>900</text:p>
          </table:table-cell>
          <table:table-cell office:value-type="string" table:style-name="ce43">
            <text:p>-</text:p>
          </table:table-cell>
          <table:table-cell office:value-type="float" office:value="986" table:style-name="ce42">
            <text:p>986</text:p>
          </table:table-cell>
          <table:table-cell office:value-type="string" table:style-name="ce43">
            <text:p>-</text:p>
          </table:table-cell>
          <table:table-cell office:value-type="float" office:value="879" table:style-name="ce42">
            <text:p>879</text:p>
          </table:table-cell>
          <table:table-cell office:value-type="string" table:style-name="ce43">
            <text:p>-</text:p>
          </table:table-cell>
          <table:table-cell office:value-type="float" office:value="97" table:style-name="ce42">
            <text:p>97</text:p>
          </table:table-cell>
          <table:table-cell office:value-type="string" table:style-name="ce43">
            <text:p>-</text:p>
          </table:table-cell>
          <table:table-cell office:value-type="float" office:value="3540" table:style-name="ce42">
            <text:p>3.540</text:p>
          </table:table-cell>
          <table:table-cell office:value-type="string" table:style-name="ce42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number-columns-repeated="20" table:style-name="ce18"/>
          <table:table-cell table:number-columns-repeated="16343" table:style-name="ce44"/>
        </table:table-row>
        <table:table-row table:style-name="ro5">
          <table:table-cell office:value-type="string" table:style-name="ce45">
            <text:p>Total España</text:p>
          </table:table-cell>
          <table:table-cell office:value-type="float" office:value="2896320" table:style-name="ce46">
            <text:p>2.896.320</text:p>
          </table:table-cell>
          <table:table-cell office:value-type="percentage" office:value="1" table:style-name="ce47">
            <text:p>100,0%</text:p>
          </table:table-cell>
          <table:table-cell office:value-type="float" office:value="3905620" table:style-name="ce46">
            <text:p>3.905.620</text:p>
          </table:table-cell>
          <table:table-cell office:value-type="percentage" office:value="0.98625646930779831" table:style-name="ce47">
            <text:p>98,6%</text:p>
          </table:table-cell>
          <table:table-cell office:value-type="float" office:value="5151937" table:style-name="ce46">
            <text:p>5.151.937</text:p>
          </table:table-cell>
          <table:table-cell office:value-type="percentage" office:value="0.96532705913037808" table:style-name="ce47">
            <text:p>96,5%</text:p>
          </table:table-cell>
          <table:table-cell office:value-type="float" office:value="6537358" table:style-name="ce46">
            <text:p>6.537.358</text:p>
          </table:table-cell>
          <table:table-cell office:value-type="percentage" office:value="0.9294857923144535" table:style-name="ce47">
            <text:p>92,9%</text:p>
          </table:table-cell>
          <table:table-cell office:value-type="float" office:value="6708503" table:style-name="ce46">
            <text:p>6.708.503</text:p>
          </table:table-cell>
          <table:table-cell office:value-type="percentage" office:value="0.85006672168623965" table:style-name="ce47">
            <text:p>85,0%</text:p>
          </table:table-cell>
          <table:table-cell office:value-type="float" office:value="4436173" table:style-name="ce46">
            <text:p>4.436.173</text:p>
          </table:table-cell>
          <table:table-cell office:value-type="percentage" office:value="0.71202023368311806" table:style-name="ce47">
            <text:p>71,2%</text:p>
          </table:table-cell>
          <table:table-cell office:value-type="float" office:value="3393372" table:style-name="ce46">
            <text:p>3.393.372</text:p>
          </table:table-cell>
          <table:table-cell office:value-type="percentage" office:value="0.68627281258089567" table:style-name="ce47">
            <text:p>68,6%</text:p>
          </table:table-cell>
          <table:table-cell office:value-type="float" office:value="2271101" table:style-name="ce46">
            <text:p>2.271.101</text:p>
          </table:table-cell>
          <table:table-cell office:value-type="percentage" office:value="0.5840278695682809" table:style-name="ce47">
            <text:p>58,4%</text:p>
          </table:table-cell>
          <table:table-cell office:value-type="float" office:value="35300384" table:style-name="ce46">
            <text:p>35.300.384</text:p>
          </table:table-cell>
          <table:table-cell office:value-type="float" office:value="42119827" table:style-name="ce46">
            <text:p>42.119.827</text:p>
          </table:table-cell>
          <table:table-cell office:value-type="percentage" office:value="0.83809423053898113" table:style-name="ce47">
            <text:p>83,8%</text:p>
          </table:table-cell>
          <table:table-cell office:value-type="percentage" office:value="0.74393661897550922" table:style-name="ce47">
            <text:p>74,4%</text:p>
          </table:table-cell>
          <table:table-cell table:number-columns-repeated="16363" table:style-name="ce1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0"/>
          <table:covered-table-cell table:number-columns-repeated="6"/>
          <table:table-cell table:style-name="ce18"/>
          <table:table-cell table:style-name="ce48"/>
          <table:table-cell table:style-name="ce18"/>
          <table:table-cell table:style-name="ce48"/>
          <table:table-cell table:style-name="ce44"/>
          <table:table-cell table:style-name="ce48"/>
          <table:table-cell table:style-name="ce18"/>
          <table:table-cell table:style-name="ce48"/>
          <table:table-cell table:number-columns-repeated="2" table:style-name="ce18"/>
          <table:table-cell table:style-name="ce48"/>
          <table:table-cell table:number-columns-repeated="16366" table:style-name="ce18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9-13T15:37:01Z</meta:creation-date>
    <dc:date>2021-09-13T15:50:00Z</dc:date>
  </office:meta>
</office:document-meta>
</file>